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060B005B31E.png" manifest:media-type="image/png"/>
  <manifest:file-entry manifest:full-path="Pictures/10000201000001F4000000404B1D087D.png" manifest:media-type="image/png"/>
  <manifest:file-entry manifest:full-path="Pictures/100002010000013300000071D131FC44.png" manifest:media-type="image/png"/>
  <manifest:file-entry manifest:full-path="Pictures/10000000000003520000024C1F2874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 PL UMing CN1" svg:font-family="'AR PL UMing CN'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53cm" svg:stroke-color="#666666" draw:stroke-linejoin="round" draw:fill="solid" draw:fill-color="#fce5cd" draw:textarea-vertical-align="bottom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53cm" svg:stroke-color="#000000" draw:stroke-linejoin="round" draw:fill="solid" draw:fill-color="#ea999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53cm" svg:stroke-color="#000000" draw:stroke-linejoin="round" draw:fill="solid" draw:fill-color="#ea9999" draw:textarea-vertical-align="bottom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53cm" svg:stroke-color="#666666" draw:stroke-linejoin="round" draw:fill="solid" draw:fill-color="#e0666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53cm" svg:stroke-color="#000000" draw:stroke-linejoin="round" draw:fill="solid" draw:fill-color="#f6b26b" draw:textarea-vertical-align="bottom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53cm" svg:stroke-color="#666666" draw:stroke-linejoin="round" draw:fill="solid" draw:fill-color="#f9cb9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53cm" svg:stroke-color="#000000" draw:stroke-linejoin="round" draw:fill="solid" draw:fill-color="#f6b26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53cm" svg:stroke-color="#000000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53cm" svg:stroke-color="#000000" draw:stroke-linejoin="round" draw:fill="solid" draw:fill-color="#ea999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53cm" svg:stroke-color="#000000" draw:stroke-linejoin="round" draw:fill="solid" draw:fill-color="#f6b26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53cm" svg:stroke-color="#000000" draw:stroke-linejoin="round" draw:fill="solid" draw:fill-color="#f4cccc" draw:textarea-vertical-align="bottom" draw:auto-grow-height="false" draw:fit-to-size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53cm" svg:stroke-color="#000000" draw:marker-start="msArrowEnd_20_9" draw:marker-start-width="0.35cm" draw:marker-start-center="false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53cm" svg:stroke-color="#000000" draw:stroke-linejoin="round" draw:fill="solid" draw:fill-color="#9fc5e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053cm" svg:stroke-color="#000000" draw:stroke-linejoin="round" draw:fill="solid" draw:fill-color="#ea9999" draw:textarea-vertical-align="bottom" draw:auto-grow-height="false" draw:fit-to-size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solid" svg:stroke-width="0.053cm" svg:stroke-color="#000000" draw:stroke-linejoin="round" draw:fill="solid" draw:fill-color="#e0666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solid" svg:stroke-width="0.053cm" svg:stroke-color="#000000" draw:marker-start="msArrowEnd_20_9" draw:marker-start-width="0.35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53cm" svg:stroke-color="#666666" draw:stroke-linejoin="round" draw:fill="solid" draw:fill-color="#ccccc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solid" svg:stroke-width="0.026cm" svg:stroke-color="#073763" draw:stroke-linejoin="round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solid" svg:stroke-width="0.053cm" svg:stroke-color="#1c4587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53cm" svg:stroke-color="#ea9999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53cm" svg:stroke-color="#66666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dash" draw:stroke-dash="Dashed_20__28_var_29__20_4" svg:stroke-width="0.053cm" svg:stroke-color="#66666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onl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20_only-subtitle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9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2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style:paragraph-properties fo:margin-left="1.27cm" fo:margin-right="0cm" fo:margin-top="0cm" fo:margin-bottom="0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2.54cm" fo:margin-right="0cm" fo:margin-top="0cm" fo:margin-bottom="0cm" fo:text-align="start" fo:text-indent="-0.634cm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0" style:family="paragraph">
      <loext:graphic-properties draw:fill="solid" draw:fill-color="#fce5cd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ea9999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e06666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f6b26b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f9cb9c"/>
      <style:paragraph-properties fo:text-align="start" style:font-independent-line-spacing="true"/>
      <style:text-properties fo:font-size="14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f4cccc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9fc5e8"/>
      <style:paragraph-properties fo:text-align="start" style:font-independent-line-spacing="true"/>
      <style:text-properties fo:font-size="14pt"/>
    </style:style>
    <style:style style:name="P19" style:family="paragraph">
      <style:paragraph-properties fo:margin-left="2.54cm" fo:margin-right="0cm" fo:margin-top="0.212cm" fo:margin-bottom="0cm" fo:text-align="start" fo:text-indent="-0.634cm">
        <style:tab-stops>
          <style:tab-stop style:position="0cm"/>
        </style:tab-stops>
      </style:paragraph-properties>
    </style:style>
    <style:style style:name="P20" style:family="paragraph">
      <style:paragraph-properties fo:margin-left="1.27cm" fo:margin-right="0cm" fo:margin-top="0.212cm" fo:margin-bottom="0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solid" draw:fill-color="#cccccc"/>
      <style:paragraph-properties fo:text-align="start" style:font-independent-line-spacing="true"/>
      <style:text-properties fo:font-size="14pt"/>
    </style:style>
    <style:style style:name="P23" style:family="paragraph">
      <style:paragraph-properties fo:margin-left="3.81cm" fo:margin-right="0cm" fo:margin-top="0cm" fo:margin-bottom="0cm" fo:text-align="start" fo:text-indent="-0.634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6pt" fo:letter-spacing="normal" fo:font-style="normal" style:text-underline-style="none" fo:font-weight="bold" style:font-name-asian="Arial1" style:font-size-asian="46pt" style:font-style-asian="normal" style:font-weight-asian="bold" style:font-name-complex="Arial1" style:font-size-complex="4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8" style:family="text">
      <style:text-properties fo:font-variant="normal" fo:text-transform="none" fo:color="#1155cc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1" style:family="text">
      <style:text-properties fo:font-variant="normal" fo:text-transform="none" fo:color="#666666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space-before="0.636cm" text:min-label-width="0.63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">
        <style:list-level-properties text:space-before="0.636cm" text:min-label-width="0.63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38" presentation:style-name="pr1" draw:text-style-name="P2" draw:layer="layout" svg:width="21.589cm" svg:height="4.951cm" svg:x="1.905cm" svg:y="2.171cm" presentation:class="title" presentation:user-transformed="true">
          <draw:text-box>
            <text:p text:style-name="P1"><text:span text:style-name="T1">FreeIPA Architecture</text:span><text:span text:style-name="T1"><text:line-break/></text:span><text:span text:style-name="T1">&amp; Troubleshooting</text:span></text:p>
          </draw:text-box>
        </draw:frame>
        <draw:frame draw:name="Shape 39" presentation:style-name="pr2" draw:text-style-name="P3" draw:layer="layout" svg:width="21.589cm" svg:height="1.757cm" svg:x="1.905cm" svg:y="7.537cm" presentation:class="subtitle" presentation:user-transformed="true">
          <draw:text-box>
            <text:p/>
          </draw:text-box>
        </draw:frame>
        <presentation:notes draw:style-name="dp2">
          <draw:page-thumbnail draw:name="Shape 41" draw:style-name="gr1" draw:layer="layout" svg:width="16.933cm" svg:height="9.524cm" svg:x="1.059cm" svg:y="1.905cm" draw:page-number="1" presentation:class="page"/>
          <draw:frame draw:name="Shape 4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Challenge" draw:style-name="dp1" draw:master-page-name="Title_20_and_20_body" presentation:presentation-page-layout-name="AL2T1">
        <draw:frame draw:name="Shape 44" presentation:style-name="pr4" draw:text-style-name="P6" draw:layer="layout" svg:width="22.859cm" svg:height="2.381cm" svg:x="1.27cm" svg:y="0.211cm" presentation:class="title" presentation:user-transformed="true">
          <draw:text-box>
            <text:p text:style-name="P5"><text:span text:style-name="T2">The Challenge</text:span></text:p>
          </draw:text-box>
        </draw:frame>
        <draw:frame draw:name="Shape 45" presentation:style-name="pr5" draw:text-style-name="P9" draw:layer="layout" svg:width="22.859cm" svg:height="10.474cm" svg:x="1.27cm" svg:y="2.719cm" presentation:class="outline" presentation:user-transformed="true">
          <draw:text-box>
            <text:p text:style-name="P7"><text:span text:style-name="T3">FreeIPA is not a monolithic application</text:span></text:p>
            <text:p text:style-name="P8"><text:span text:style-name="T4">Instead, many FOSS projects integrated together</text:span></text:p>
            <text:p text:style-name="P8"><text:span text:style-name="T4">Makes troubleshooting difficult, logging is not unified</text:span></text:p>
            <text:p text:style-name="P7"><text:span text:style-name="T3">Troubleshooting is not straightforward</text:span></text:p>
          </draw:text-box>
        </draw:frame>
        <presentation:notes draw:style-name="dp2">
          <draw:page-thumbnail draw:name="Shape 47" draw:style-name="gr1" draw:layer="layout" svg:width="16.932cm" svg:height="9.524cm" svg:x="1.059cm" svg:y="1.905cm" draw:page-number="2" presentation:class="page"/>
          <draw:frame draw:name="Shape 4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reeIPA Server" draw:style-name="dp1" draw:master-page-name="Title_20_only" presentation:presentation-page-layout-name="AL3T19">
        <draw:frame draw:name="Shape 50" presentation:style-name="pr7" draw:text-style-name="P6" draw:layer="layout" svg:width="22.859cm" svg:height="2.647cm" svg:x="1.27cm" svg:y="2.949cm" presentation:class="title" presentation:user-transformed="true">
          <draw:text-box>
            <text:p text:style-name="P1"><text:span text:style-name="T5">FreeIPA Server</text:span></text:p>
          </draw:text-box>
        </draw:frame>
        <draw:frame draw:name="Shape 51" presentation:style-name="pr8" draw:text-style-name="P3" draw:layer="layout" svg:width="21.589cm" svg:height="1.619cm" svg:x="1.905cm" svg:y="5.775cm" presentation:class="subtitle" presentation:user-transformed="true">
          <draw:text-box>
            <text:p/>
          </draw:text-box>
        </draw:frame>
        <presentation:notes draw:style-name="dp2">
          <draw:page-thumbnail draw:name="Shape 53" draw:style-name="gr1" draw:layer="layout" svg:width="16.932cm" svg:height="9.524cm" svg:x="1.059cm" svg:y="1.905cm" draw:page-number="3" presentation:class="page"/>
          <draw:frame draw:name="Shape 54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custom-shape draw:name="Shape 56" draw:style-name="gr2" draw:text-style-name="P10" draw:layer="layout" svg:width="12.623cm" svg:height="12.167cm" svg:x="1.664cm" svg:y="0.864cm">
          <text:p text:style-name="P1"><text:span text:style-name="T6">FreeIPA Server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7" draw:style-name="gr3" draw:text-style-name="P11" draw:layer="layout" svg:width="3.881cm" svg:height="2.87cm" svg:x="5.774cm" svg:y="8.579cm">
          <text:p text:style-name="P1"><text:span text:style-name="T6">LDAP</text:span></text:p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58" draw:style-name="gr3" draw:text-style-name="P11" draw:layer="layout" svg:width="2.707cm" svg:height="4.012cm" svg:x="10.112cm" svg:y="4.207cm">
          <text:p text:style-name="P1"><text:span text:style-name="T6">KDC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Shape 59">
          <draw:custom-shape draw:name="Shape 60" draw:style-name="gr4" draw:text-style-name="P11" draw:layer="layout" svg:width="7.665cm" svg:height="4.012cm" svg:x="2.251cm" svg:y="4.207cm">
            <text:p text:style-name="P1"><text:span text:style-name="T6">Apache</text:span></text:p>
  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61" draw:style-name="gr5" draw:text-style-name="P12" draw:layer="layout" svg:width="2.186cm" svg:height="0.716cm" svg:x="7.534cm" svg:y="4.436cm">
            <text:p text:style-name="P1"><text:span text:style-name="T7">Group</text:span></text:p>
  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62" draw:style-name="gr5" draw:text-style-name="P12" draw:layer="layout" svg:width="2.186cm" svg:height="0.716cm" svg:x="5.119cm" svg:y="4.436cm">
            <text:p text:style-name="P1"><text:span text:style-name="T7">User</text:span></text:p>
  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63" draw:style-name="gr5" draw:text-style-name="P12" draw:layer="layout" svg:width="2.186cm" svg:height="0.716cm" svg:x="7.534cm" svg:y="5.445cm">
            <text:p text:style-name="P1"><text:span text:style-name="T7">DNS</text:span></text:p>
  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64" draw:style-name="gr5" draw:text-style-name="P12" draw:layer="layout" svg:width="2.186cm" svg:height="0.716cm" svg:x="2.705cm" svg:y="4.436cm">
            <text:p text:style-name="P1"><text:span text:style-name="T7">Host</text:span></text:p>
  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65" draw:style-name="gr5" draw:text-style-name="P12" draw:layer="layout" svg:width="2.186cm" svg:height="0.716cm" svg:x="5.119cm" svg:y="5.445cm">
            <text:p text:style-name="P1"><text:span text:style-name="T7">RBAC</text:span></text:p>
  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66" draw:style-name="gr5" draw:text-style-name="P12" draw:layer="layout" svg:width="2.186cm" svg:height="0.716cm" svg:x="2.705cm" svg:y="5.445cm">
            <text:p text:style-name="P1"><text:span text:style-name="T7">DNS</text:span></text:p>
  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67" draw:style-name="gr5" draw:text-style-name="P12" draw:layer="layout" svg:width="2.186cm" svg:height="0.716cm" svg:x="2.705cm" svg:y="6.455cm">
            <text:p text:style-name="P1"><text:span text:style-name="T7">Topo</text:span></text:p>
  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68" draw:style-name="gr5" draw:text-style-name="P12" draw:layer="layout" svg:width="2.186cm" svg:height="0.716cm" svg:x="5.119cm" svg:y="6.455cm">
            <text:p text:style-name="P1"><text:span text:style-name="T7">Cert</text:span></text:p>
  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69" draw:style-name="gr5" draw:text-style-name="P12" draw:layer="layout" svg:width="2.186cm" svg:height="0.716cm" svg:x="7.534cm" svg:y="6.455cm">
            <text:p text:style-name="P1"><text:span text:style-name="T7">HBAC</text:span></text:p>
  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Shape 70" draw:style-name="gr6" draw:text-style-name="P13" draw:layer="layout" svg:width="4.402cm" svg:height="2.282cm" svg:x="2.251cm" svg:y="1.566cm">
          <text:p text:style-name="P1"><text:span text:style-name="T6">Dogtag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1" draw:style-name="gr7" draw:text-style-name="P14" draw:layer="layout" svg:width="1.891cm" svg:height="1.076cm" svg:x="2.414cm" svg:y="1.761cm">
          <text:p text:style-name="P5"><text:span text:style-name="T7">Core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2" draw:style-name="gr7" draw:text-style-name="P14" draw:layer="layout" svg:width="1.891cm" svg:height="1.076cm" svg:x="4.566cm" svg:y="1.761cm">
          <text:p text:style-name="P5"><text:span text:style-name="T7">KRA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3" draw:style-name="gr8" draw:text-style-name="P13" draw:layer="layout" svg:width="2.601cm" svg:height="2.282cm" svg:x="7.135cm" svg:y="1.566cm">
          <text:p text:style-name="P1"><text:span text:style-name="T6">BIND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Shape 74">
          <draw:custom-shape draw:name="Shape 75" draw:style-name="gr2" draw:text-style-name="P10" draw:layer="layout" svg:width="6.295cm" svg:height="4.517cm" svg:x="17.321cm" svg:y="1.386cm">
            <text:p text:style-name="P1"><text:span text:style-name="T6">FreeIPA Client</text:span></text:p>
  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76" draw:style-name="gr8" draw:text-style-name="P13" draw:layer="layout" svg:width="2.479cm" svg:height="2.87cm" svg:x="17.777cm" svg:y="1.63cm">
            <text:p text:style-name="P1"><text:span text:style-name="T6">SSSD</text:span></text:p>
  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77" draw:style-name="gr8" draw:text-style-name="P13" draw:layer="layout" svg:width="2.479cm" svg:height="2.87cm" svg:x="20.68cm" svg:y="1.63cm">
            <text:p text:style-name="P1"><text:span text:style-name="T6">Cert</text:span></text:p>
            <text:p text:style-name="P1"><text:span text:style-name="T6">mon</text:span></text:p>
            <text:p text:style-name="P1"><text:span text:style-name="T6">ger</text:span></text:p>
  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 draw:name="Shape 78">
          <draw:custom-shape draw:name="Shape 79" draw:style-name="gr2" draw:text-style-name="P10" draw:layer="layout" svg:width="6.295cm" svg:height="4.517cm" svg:x="17.321cm" svg:y="6.622cm">
            <text:p text:style-name="P1"><text:span text:style-name="T6">FreeIPA Client</text:span></text:p>
  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80" draw:style-name="gr8" draw:text-style-name="P13" draw:layer="layout" svg:width="2.479cm" svg:height="2.87cm" svg:x="17.777cm" svg:y="6.865cm">
            <text:p text:style-name="P1"><text:span text:style-name="T6">SSSD</text:span></text:p>
  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81" draw:style-name="gr8" draw:text-style-name="P13" draw:layer="layout" svg:width="2.479cm" svg:height="2.87cm" svg:x="20.68cm" svg:y="6.865cm">
            <text:p text:style-name="P1"><text:span text:style-name="T6">Cert</text:span></text:p>
            <text:p text:style-name="P1"><text:span text:style-name="T6">mon</text:span></text:p>
            <text:p text:style-name="P1"><text:span text:style-name="T6">ger</text:span></text:p>
  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Shape 82" draw:style-name="gr9" draw:text-style-name="P15" draw:layer="layout" svg:width="8.121cm" svg:height="1.712cm" svg:x="9.653cm" svg:y="8.301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83" draw:style-name="gr9" draw:text-style-name="P15" draw:layer="layout" svg:width="4.957cm" svg:height="2.086cm" draw:transform="rotate (-3.14159265358979) translate (17.777cm 8.301cm)">
          <text:p/>
          <draw:enhanced-geometry draw:mirror-horizontal="false" draw:mirror-vertical="false" draw:text-areas="0 0 ?f5 ?f6" svg:viewBox="0 0 0 0" draw:type="ooxml-curvedConnector3" draw:modifiers="49999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84" draw:style-name="gr8" draw:text-style-name="P13" draw:layer="layout" svg:width="2.601cm" svg:height="2.282cm" svg:x="10.218cm" svg:y="1.566cm">
          <text:p text:style-name="P1"><text:span text:style-name="T6">NTP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5" draw:style-name="gr10" draw:text-style-name="P11" draw:layer="layout" svg:width="0.946cm" svg:height="0.783cm" svg:x="17.321cm" svg:y="11.858cm">
          <text:p text:style-name="P1"><text:span text:style-name="T6"/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6" draw:style-name="gr11" draw:text-style-name="P13" draw:layer="layout" svg:width="0.946cm" svg:height="0.783cm" svg:x="17.321cm" svg:y="12.951cm">
          <text:p text:style-name="P1"><text:span text:style-name="T6"/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7" draw:style-name="gr12" draw:text-style-name="P16" draw:layer="layout" svg:width="4.027cm" svg:height="1.076cm" svg:x="18.61cm" svg:y="11.711cm">
          <text:p text:style-name="P5"><text:span text:style-name="T7">Mandat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" draw:style-name="gr12" draw:text-style-name="P16" draw:layer="layout" svg:width="4.027cm" svg:height="1.076cm" svg:x="18.61cm" svg:y="12.805cm">
          <text:p text:style-name="P5"><text:span text:style-name="T7">Optio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0" draw:style-name="gr1" draw:layer="layout" svg:width="16.933cm" svg:height="9.524cm" svg:x="1.059cm" svg:y="1.905cm" draw:page-number="4" presentation:class="page"/>
          <draw:frame draw:name="Shape 91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cussion" draw:style-name="dp1" draw:master-page-name="Title_20_and_20_body" presentation:presentation-page-layout-name="AL2T1">
        <draw:frame draw:name="Shape 93" presentation:style-name="pr4" draw:text-style-name="P6" draw:layer="layout" svg:width="22.859cm" svg:height="2.381cm" svg:x="1.27cm" svg:y="0.211cm" presentation:class="title" presentation:user-transformed="true">
          <draw:text-box>
            <text:p text:style-name="P5"><text:span text:style-name="T2">Discussion</text:span></text:p>
          </draw:text-box>
        </draw:frame>
        <draw:frame draw:name="Shape 94" presentation:style-name="pr5" draw:text-style-name="P9" draw:layer="layout" svg:width="22.859cm" svg:height="10.474cm" svg:x="1.27cm" svg:y="2.719cm" presentation:class="outline" presentation:user-transformed="true">
          <draw:text-box>
            <text:p text:style-name="P7"><text:span text:style-name="T3">How are the parts integrated, how do they communicate?</text:span></text:p>
            <text:p text:style-name="P7"><text:span text:style-name="T3">Where all the components logs, how do we control them?</text:span></text:p>
          </draw:text-box>
        </draw:frame>
        <presentation:notes draw:style-name="dp2">
          <draw:page-thumbnail draw:name="Shape 96" draw:style-name="gr1" draw:layer="layout" svg:width="16.932cm" svg:height="9.524cm" svg:x="1.059cm" svg:y="1.905cm" draw:page-number="5" presentation:class="page"/>
          <draw:frame draw:name="Shape 9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 detail - Apache" draw:style-name="dp1" draw:master-page-name="Title_20_and_20_body" presentation:presentation-page-layout-name="AL2T1">
        <draw:frame draw:name="Shape 99" presentation:style-name="pr4" draw:text-style-name="P6" draw:layer="layout" svg:width="22.859cm" svg:height="2.381cm" svg:x="1.27cm" svg:y="0.211cm" presentation:class="title" presentation:user-transformed="true">
          <draw:text-box>
            <text:p text:style-name="P5"><text:span text:style-name="T2">In detail - Apache</text:span></text:p>
          </draw:text-box>
        </draw:frame>
        <draw:custom-shape draw:name="Shape 100" draw:style-name="gr4" draw:text-style-name="P11" draw:layer="layout" svg:width="16.081cm" svg:height="7.616cm" svg:x="1.794cm" svg:y="2.593cm">
          <text:p text:style-name="P1"><text:span text:style-name="T6">Apache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Shape 101">
          <draw:custom-shape draw:name="Shape 102" draw:style-name="gr13" draw:text-style-name="P17" draw:layer="layout" svg:width="7.977cm" svg:height="4.307cm" svg:x="2.167cm" svg:y="3.358cm">
            <text:p text:style-name="P1"><text:span text:style-name="T7">ipaldap plugins</text:span></text:p>
  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03" draw:style-name="gr5" draw:text-style-name="P12" draw:layer="layout" svg:width="2.186cm" svg:height="0.716cm" svg:x="7.469cm" svg:y="3.555cm">
            <text:p text:style-name="P1"><text:span text:style-name="T7">Group</text:span></text:p>
  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04" draw:style-name="gr5" draw:text-style-name="P12" draw:layer="layout" svg:width="2.186cm" svg:height="0.716cm" svg:x="5.054cm" svg:y="3.555cm">
            <text:p text:style-name="P1"><text:span text:style-name="T7">User</text:span></text:p>
  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05" draw:style-name="gr5" draw:text-style-name="P12" draw:layer="layout" svg:width="2.186cm" svg:height="0.716cm" svg:x="7.469cm" svg:y="4.565cm">
            <text:p text:style-name="P1"><text:span text:style-name="T7">DNS</text:span></text:p>
  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06" draw:style-name="gr5" draw:text-style-name="P12" draw:layer="layout" svg:width="2.186cm" svg:height="0.716cm" svg:x="2.64cm" svg:y="3.555cm">
            <text:p text:style-name="P1"><text:span text:style-name="T7">Host</text:span></text:p>
  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07" draw:style-name="gr5" draw:text-style-name="P12" draw:layer="layout" svg:width="2.186cm" svg:height="0.716cm" svg:x="5.054cm" svg:y="4.565cm">
            <text:p text:style-name="P1"><text:span text:style-name="T7">RBAC</text:span></text:p>
  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08" draw:style-name="gr5" draw:text-style-name="P12" draw:layer="layout" svg:width="2.186cm" svg:height="0.716cm" svg:x="2.64cm" svg:y="4.565cm">
            <text:p text:style-name="P1"><text:span text:style-name="T7">DNS</text:span></text:p>
  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09" draw:style-name="gr5" draw:text-style-name="P12" draw:layer="layout" svg:width="2.186cm" svg:height="0.716cm" svg:x="2.64cm" svg:y="5.574cm">
            <text:p text:style-name="P1"><text:span text:style-name="T7">Topo</text:span></text:p>
  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10" draw:style-name="gr5" draw:text-style-name="P12" draw:layer="layout" svg:width="2.186cm" svg:height="0.716cm" svg:x="5.054cm" svg:y="5.574cm">
            <text:p text:style-name="P1"><text:span text:style-name="T7">Cert</text:span></text:p>
  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11" draw:style-name="gr5" draw:text-style-name="P12" draw:layer="layout" svg:width="2.186cm" svg:height="0.716cm" svg:x="7.469cm" svg:y="5.574cm">
            <text:p text:style-name="P1"><text:span text:style-name="T7">HBAC</text:span></text:p>
  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Shape 112" draw:style-name="gr13" draw:text-style-name="P17" draw:layer="layout" svg:width="3.358cm" svg:height="1.209cm" svg:x="14.124cm" svg:y="3.618cm">
          <text:p text:style-name="P1"><text:span text:style-name="T7">JSON-RPC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13" draw:style-name="gr13" draw:text-style-name="P17" draw:layer="layout" svg:width="3.358cm" svg:height="1.209cm" svg:x="14.124cm" svg:y="5.07cm">
          <text:p text:style-name="P1"><text:span text:style-name="T7">XML-RPC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14" draw:style-name="gr12" draw:text-style-name="P16" draw:layer="layout" svg:width="2.315cm" svg:height="1.209cm" svg:x="18.006cm" svg:y="5.07cm">
          <text:p text:style-name="P5"><text:span text:style-name="T7">/ipa/x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5" draw:style-name="gr12" draw:text-style-name="P16" draw:layer="layout" svg:width="2.804cm" svg:height="1.209cm" svg:x="18.006cm" svg:y="3.618cm">
          <text:p text:style-name="P5"><text:span text:style-name="T7">/ipa/js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6" draw:style-name="gr14" draw:text-style-name="P15" draw:layer="layout" svg:width="3.979cm" svg:height="1.288cm" svg:x="10.142cm" svg:y="4.223cm">
          <text:p/>
          <draw:enhanced-geometry draw:mirror-horizontal="true" draw:mirror-vertical="false" draw:text-areas="0 0 ?f2 ?f3" svg:viewBox="0 0 0 0" draw:type="ooxml-bentConnector3" draw:modifiers="4999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117" draw:style-name="gr14" draw:text-style-name="P15" draw:layer="layout" svg:width="3.979cm" svg:height="0.162cm" draw:transform="rotate (-3.14159265358979) translate (14.124cm 5.675cm)">
          <text:p/>
          <draw:enhanced-geometry draw:mirror-horizontal="false" draw:mirror-vertical="false" draw:text-areas="0 0 ?f2 ?f3" svg:viewBox="0 0 0 0" draw:type="ooxml-bentConnector3" draw:modifiers="4999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118" draw:style-name="gr13" draw:text-style-name="P17" draw:layer="layout" svg:width="3.358cm" svg:height="1.209cm" svg:x="14.124cm" svg:y="6.522cm">
          <text:p text:style-name="P1"><text:span text:style-name="T7">Web UI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19" draw:style-name="gr12" draw:text-style-name="P16" draw:layer="layout" svg:width="2.315cm" svg:height="1.209cm" svg:x="18.006cm" svg:y="6.522cm">
          <text:p text:style-name="P5"><text:span text:style-name="T7">/ipa/u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0" draw:style-name="gr15" draw:text-style-name="P18" draw:layer="layout" svg:width="3.358cm" svg:height="3.852cm" svg:x="21.726cm" svg:y="3.618cm">
          <text:p text:style-name="P1"><text:span text:style-name="T7">Browser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1" draw:style-name="gr9" draw:text-style-name="P15" draw:layer="layout" svg:width="1.043cm" svg:height="0.001cm" svg:x="20.322cm" svg:y="7.1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22" draw:style-name="gr14" draw:text-style-name="P15" draw:layer="layout" svg:width="1.043cm" svg:height="0.001cm" svg:x="20.322cm" svg:y="4.2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23" draw:style-name="gr13" draw:text-style-name="P17" draw:layer="layout" svg:width="3.358cm" svg:height="1.209cm" svg:x="14.124cm" svg:y="8.413cm">
          <text:p text:style-name="P1"><text:span text:style-name="T7">AJP Proxy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4" draw:style-name="gr12" draw:text-style-name="P16" draw:layer="layout" svg:width="2.315cm" svg:height="1.209cm" svg:x="18.006cm" svg:y="8.413cm">
          <text:p text:style-name="P5"><text:span text:style-name="T7">/ca/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5" draw:style-name="gr9" draw:text-style-name="P15" draw:layer="layout" svg:width="0.008cm" svg:height="3.489cm" svg:x="6.156cm" svg:y="7.6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26" draw:style-name="gr12" draw:text-style-name="P16" draw:layer="layout" svg:width="2.315cm" svg:height="1.209cm" svg:x="4.998cm" svg:y="11.156cm">
          <text:p text:style-name="P1"><text:span text:style-name="T6">LD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7" draw:style-name="gr9" draw:text-style-name="P15" draw:layer="layout" svg:width="0.587cm" svg:height="2.235cm" svg:x="13.535cm" svg:y="9.018cm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128" draw:style-name="gr12" draw:text-style-name="P16" draw:layer="layout" svg:width="2.315cm" svg:height="1.209cm" svg:x="12.314cm" svg:y="11.156cm">
          <text:p text:style-name="P1"><text:span text:style-name="T6">PK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0" draw:style-name="gr1" draw:layer="layout" svg:width="16.933cm" svg:height="9.524cm" svg:x="1.059cm" svg:y="1.905cm" draw:page-number="6" presentation:class="page"/>
          <draw:frame draw:name="Shape 13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 detail - Directory Server" draw:style-name="dp1" draw:master-page-name="Title_20_and_20_body" presentation:presentation-page-layout-name="AL2T1">
        <draw:frame draw:name="Shape 133" presentation:style-name="pr4" draw:text-style-name="P6" draw:layer="layout" svg:width="22.859cm" svg:height="2.381cm" svg:x="1.27cm" svg:y="0.211cm" presentation:class="title" presentation:user-transformed="true">
          <draw:text-box>
            <text:p text:style-name="P5"><text:span text:style-name="T2">In detail - Directory Server</text:span></text:p>
          </draw:text-box>
        </draw:frame>
        <draw:custom-shape draw:name="Shape 134" draw:style-name="gr16" draw:text-style-name="P11" draw:layer="layout" svg:width="13.281cm" svg:height="10.829cm" svg:x="2.898cm" svg:y="2.381cm">
          <text:p text:style-name="P1"><text:span text:style-name="T6"/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5" draw:style-name="gr13" draw:text-style-name="P17" draw:layer="layout" svg:width="4.37cm" svg:height="1.209cm" svg:x="11.613cm" svg:y="3.335cm">
          <text:p text:style-name="P1"><text:span text:style-name="T7">IPA Pwd Extop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6" draw:style-name="gr17" draw:text-style-name="P12" draw:layer="layout" svg:width="3.881cm" svg:height="2.87cm" svg:x="7.731cm" svg:y="10.153cm">
          <text:p text:style-name="P1"><text:span text:style-name="T6">DB</text:span></text:p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137" draw:style-name="gr12" draw:text-style-name="P16" draw:layer="layout" svg:width="4.207cm" svg:height="1.209cm" svg:x="17.419cm" svg:y="3.628cm">
          <text:p text:style-name="P5"><text:span text:style-name="T7">ldappassw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8" draw:style-name="gr18" draw:text-style-name="P15" draw:layer="layout" svg:width="1.043cm" svg:height="0.001cm" svg:x="16.375cm" svg:y="4.2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39" draw:style-name="gr9" draw:text-style-name="P15" draw:layer="layout" svg:width="1.94cm" svg:height="6.212cm" svg:x="9.672cm" svg:y="3.94cm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140" draw:style-name="gr13" draw:text-style-name="P17" draw:layer="layout" svg:width="4.37cm" svg:height="1.209cm" svg:x="11.613cm" svg:y="4.838cm">
          <text:p text:style-name="P1"><text:span text:style-name="T7">IPA Lockout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41" draw:style-name="gr18" draw:text-style-name="P15" draw:layer="layout" svg:width="1.043cm" svg:height="0.001cm" svg:x="16.375cm" svg:y="5.4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2" draw:style-name="gr12" draw:text-style-name="P16" draw:layer="layout" svg:width="4.207cm" svg:height="1.209cm" svg:x="17.419cm" svg:y="4.801cm">
          <text:p text:style-name="P5"><text:span text:style-name="T7">LDAP BI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3" draw:style-name="gr9" draw:text-style-name="P15" draw:layer="layout" svg:width="1.94cm" svg:height="4.709cm" svg:x="9.672cm" svg:y="5.443cm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144" draw:style-name="gr13" draw:text-style-name="P17" draw:layer="layout" svg:width="4.37cm" svg:height="1.209cm" svg:x="11.613cm" svg:y="6.342cm">
          <text:p text:style-name="P1"><text:span text:style-name="T7">IPA enrollment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45" draw:style-name="gr18" draw:text-style-name="P15" draw:layer="layout" svg:width="1.043cm" svg:height="0.001cm" svg:x="16.375cm" svg:y="6.9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6" draw:style-name="gr12" draw:text-style-name="P16" draw:layer="layout" svg:width="4.207cm" svg:height="1.209cm" svg:x="17.615cm" svg:y="6.337cm">
          <text:p text:style-name="P5"><text:span text:style-name="T7">ipa-jo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7" draw:style-name="gr9" draw:text-style-name="P15" draw:layer="layout" svg:width="1.94cm" svg:height="3.206cm" svg:x="9.672cm" svg:y="6.947cm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148" draw:style-name="gr13" draw:text-style-name="P17" draw:layer="layout" svg:width="4.37cm" svg:height="1.209cm" svg:x="11.613cm" svg:y="7.872cm">
          <text:p text:style-name="P1"><text:span text:style-name="T7">IPA Extdom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49" draw:style-name="gr18" draw:text-style-name="P15" draw:layer="layout" svg:width="1.043cm" svg:height="0.001cm" svg:x="16.375cm" svg:y="8.4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50" draw:style-name="gr12" draw:text-style-name="P16" draw:layer="layout" svg:width="4.761cm" svg:height="1.209cm" svg:x="17.419cm" svg:y="7.872cm">
          <text:p text:style-name="P5"><text:span text:style-name="T7">SSS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1" draw:style-name="gr9" draw:text-style-name="P15" draw:layer="layout" svg:width="1.94cm" svg:height="1.675cm" svg:x="9.672cm" svg:y="8.477cm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152" draw:style-name="gr13" draw:text-style-name="P17" draw:layer="layout" svg:width="4.37cm" svg:height="1.209cm" svg:x="3.36cm" svg:y="3.537cm">
          <text:p text:style-name="P1"><text:span text:style-name="T7">IPA Winsync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53" draw:style-name="gr13" draw:text-style-name="P17" draw:layer="layout" svg:width="4.37cm" svg:height="1.209cm" svg:x="3.36cm" svg:y="5.04cm">
          <text:p text:style-name="P1"><text:span text:style-name="T7">IPA CLDAP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54" draw:style-name="gr13" draw:text-style-name="P17" draw:layer="layout" svg:width="4.37cm" svg:height="1.209cm" svg:x="3.36cm" svg:y="6.571cm">
          <text:p text:style-name="P1"><text:span text:style-name="T7">IPA Sidgen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55" draw:style-name="gr13" draw:text-style-name="P17" draw:layer="layout" svg:width="4.37cm" svg:height="1.209cm" svg:x="11.613cm" svg:y="9.349cm">
          <text:p text:style-name="P1"><text:span text:style-name="T7">IPA CLDAP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56" draw:style-name="gr9" draw:text-style-name="P15" draw:layer="layout" svg:width="1.94cm" svg:height="0.198cm" svg:x="9.672cm" svg:y="9.954cm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157" draw:style-name="gr18" draw:text-style-name="P15" draw:layer="layout" svg:width="1.043cm" svg:height="0.001cm" svg:x="16.375cm" svg:y="9.9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58" draw:style-name="gr12" draw:text-style-name="P16" draw:layer="layout" svg:width="4.761cm" svg:height="1.209cm" svg:x="17.615cm" svg:y="9.349cm">
          <text:p text:style-name="P5"><text:span text:style-name="T7">Active Direct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9" draw:style-name="gr9" draw:text-style-name="P15" draw:layer="layout" svg:width="1.94cm" svg:height="6.011cm" svg:x="7.731cm" svg:y="4.142cm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160" draw:style-name="gr9" draw:text-style-name="P15" draw:layer="layout" svg:width="1.94cm" svg:height="4.507cm" svg:x="7.731cm" svg:y="5.645cm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161" draw:style-name="gr9" draw:text-style-name="P15" draw:layer="layout" svg:width="1.94cm" svg:height="2.977cm" svg:x="7.731cm" svg:y="7.176cm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name="Shape 163" draw:style-name="gr1" draw:layer="layout" svg:width="16.933cm" svg:height="9.524cm" svg:x="1.059cm" svg:y="1.905cm" draw:page-number="7" presentation:class="page"/>
          <draw:frame draw:name="Shape 1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oubleshooting - the basics" draw:style-name="dp1" draw:master-page-name="Title_20_and_20_body" presentation:presentation-page-layout-name="AL2T1">
        <draw:frame draw:name="Shape 166" presentation:style-name="pr4" draw:text-style-name="P6" draw:layer="layout" svg:width="22.859cm" svg:height="2.381cm" svg:x="1.27cm" svg:y="0.211cm" presentation:class="title" presentation:user-transformed="true">
          <draw:text-box>
            <text:p text:style-name="P5"><text:span text:style-name="T2">Troubleshooting - the basics</text:span></text:p>
          </draw:text-box>
        </draw:frame>
        <draw:frame draw:name="Shape 167" presentation:style-name="pr5" draw:text-style-name="P9" draw:layer="layout" svg:width="22.859cm" svg:height="10.474cm" svg:x="1.27cm" svg:y="2.719cm" presentation:class="outline" presentation:user-transformed="true">
          <draw:text-box>
            <text:p text:style-name="P7"><text:span text:style-name="T3">Parts log in different places, in different format</text:span></text:p>
            <text:p text:style-name="P7"><text:span text:style-name="T3">Most useful logs:</text:span></text:p>
            <text:p text:style-name="P8"><text:span text:style-name="T4">Apache: /var/log/httpd/error_log, /var/log/httpd/access_log</text:span></text:p>
            <text:p text:style-name="P8"><text:span text:style-name="T4">Directory Server: /var/log/dirsrv/slapd-*/errors, /var/log/dirsrv/slapd-*/access</text:span></text:p>
            <text:p text:style-name="P8"><text:span text:style-name="T4">Kerberos KDC: /var/log/krb5kdc.log</text:span></text:p>
            <text:p text:style-name="P8"><text:span text:style-name="T4">PKI: /var/log/pki/pki-tomcat/ca/system, /var/log/pki/pki-tomcat/catalina.log, /var/log/pki/pki-tomcat/ca/debug</text:span></text:p>
            <text:p text:style-name="P7"><text:span text:style-name="T3">These can tell us the root cause in most cases</text:span></text:p>
          </draw:text-box>
        </draw:frame>
        <presentation:notes draw:style-name="dp2">
          <draw:page-thumbnail draw:name="Shape 169" draw:style-name="gr1" draw:layer="layout" svg:width="16.932cm" svg:height="9.524cm" svg:x="1.059cm" svg:y="1.905cm" draw:page-number="8" presentation:class="page"/>
          <draw:frame draw:name="Shape 17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oubleshooting - advanced" draw:style-name="dp1" draw:master-page-name="Title_20_and_20_body" presentation:presentation-page-layout-name="AL2T1">
        <draw:frame draw:name="Shape 172" presentation:style-name="pr4" draw:text-style-name="P6" draw:layer="layout" svg:width="22.859cm" svg:height="2.381cm" svg:x="1.27cm" svg:y="0.211cm" presentation:class="title" presentation:user-transformed="true">
          <draw:text-box>
            <text:p text:style-name="P5"><text:span text:style-name="T2">Troubleshooting - advanced</text:span></text:p>
          </draw:text-box>
        </draw:frame>
        <draw:frame draw:name="Shape 173" presentation:style-name="pr5" draw:text-style-name="P9" draw:layer="layout" svg:width="22.859cm" svg:height="10.474cm" svg:x="1.27cm" svg:y="2.719cm" presentation:class="outline" presentation:user-transformed="true">
          <draw:text-box>
            <text:p text:style-name="P7"><text:span text:style-name="T3">DNS: dig, host, tcpdump</text:span></text:p>
            <text:p text:style-name="P7"><text:span text:style-name="T3">Crashes, hangs</text:span></text:p>
            <text:p text:style-name="P8"><text:span text:style-name="T4">Mostly for C-based parts - Directory Server, BIND, SSSD</text:span></text:p>
            <text:p text:style-name="P8"><text:span text:style-name="T8"><text:a xlink:href="http://directory.fedoraproject.org/docs/389ds/FAQ/faq.html#debug_crashes" xlink:type="simple">http://directory.fedoraproject.org/docs/389ds/FAQ/faq.html#debug_crashes</text:a></text:span></text:p>
            <text:p text:style-name="P8"><text:span text:style-name="T4">Tools: gdb, strace, valgrind</text:span></text:p>
            <text:p text:style-name="P7"><text:span text:style-name="T3">Firewalls: nc</text:span></text:p>
            <text:p text:style-name="P7"><text:span text:style-name="T3">Specialized debugging for the components</text:span></text:p>
            <text:p text:style-name="P8"><text:span text:style-name="T8"><text:a xlink:href="http://www.freeipa.org/page/Troubleshooting" xlink:type="simple">http://www.freeipa.org/page/Troubleshooting</text:a></text:span></text:p>
            <text:p text:style-name="P8"><text:span text:style-name="T8"><text:a xlink:href="http://fedorahosted.org/sssd/wiki/Troubleshooting" xlink:type="simple">http://fedorahosted.org/sssd/wiki/Troubleshooting</text:a></text:span></text:p>
          </draw:text-box>
        </draw:frame>
        <presentation:notes draw:style-name="dp2">
          <draw:page-thumbnail draw:name="Shape 175" draw:style-name="gr1" draw:layer="layout" svg:width="16.932cm" svg:height="9.524cm" svg:x="1.059cm" svg:y="1.905cm" draw:page-number="9" presentation:class="page"/>
          <draw:frame draw:name="Shape 17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oubleshooting - DNS" draw:style-name="dp1" draw:master-page-name="Title_20_and_20_body" presentation:presentation-page-layout-name="AL2T1">
        <draw:frame draw:name="Shape 178" presentation:style-name="pr4" draw:text-style-name="P6" draw:layer="layout" svg:width="22.859cm" svg:height="2.381cm" svg:x="1.27cm" svg:y="0.211cm" presentation:class="title" presentation:user-transformed="true">
          <draw:text-box>
            <text:p text:style-name="P5"><text:span text:style-name="T2">Troubleshooting - DNS</text:span></text:p>
          </draw:text-box>
        </draw:frame>
        <draw:frame draw:name="Shape 179" presentation:style-name="pr5" draw:text-style-name="P9" draw:layer="layout" svg:width="22.859cm" svg:height="10.474cm" svg:x="1.27cm" svg:y="2.719cm" presentation:class="outline" presentation:user-transformed="true">
          <draw:text-box>
            <text:p text:style-name="P7"><text:span text:style-name="T3">DNS: Use dig to check response from the DNS server.</text:span></text:p>
            <text:p text:style-name="P19"><text:span text:style-name="T8"><text:a xlink:href="http://www.freeipa.org/page/Troubleshooting#DNS_Issues" xlink:type="simple">http://www.freeipa.org/page/Troubleshooting#DNS_Issues</text:a></text:span></text:p>
            <text:p text:style-name="P19"><text:span text:style-name="T8"><text:a xlink:href="http://www.freeipa.org/page/Troubleshooting#Failed_to_update_DNS_records" xlink:type="simple">http://www.freeipa.org/page/Troubleshooting#Failed_to_update_DNS_records</text:a></text:span></text:p>
            <text:p text:style-name="P20"><text:span text:style-name="T3">Check if records in LDAP looks okay:</text:span></text:p>
            <text:p text:style-name="P19"><text:span text:style-name="T4">$ ipa dnszone-show &lt;zone name&gt;</text:span></text:p>
            <text:p text:style-name="P19"><text:span text:style-name="T4">$ ipa dnsrecord-show &lt;zone name&gt; &lt;record name in the zone&gt;</text:span></text:p>
            <text:p text:style-name="P20"><text:span text:style-name="T3">Restart BIND to force resynchronization with LDAP:</text:span></text:p>
            <text:p text:style-name="P19"><text:span text:style-name="T4">$ service named restart</text:span></text:p>
            <text:p text:style-name="P19"><text:span text:style-name="T4">In RHEL 7.2+ the service name is “named-pkcs11”</text:span></text:p>
            <text:p text:style-name="P20"><text:span text:style-name="T3">Check BIND logs if restart did not help:</text:span></text:p>
            <text:p text:style-name="P19"><text:span text:style-name="T4">/var/named/data/named.run</text:span></text:p>
            <text:p text:style-name="P21"><text:span text:style-name="T3"/></text:p>
          </draw:text-box>
        </draw:frame>
        <presentation:notes draw:style-name="dp2">
          <draw:page-thumbnail draw:name="Shape 181" draw:style-name="gr1" draw:layer="layout" svg:width="16.932cm" svg:height="9.524cm" svg:x="1.059cm" svg:y="1.905cm" draw:page-number="10" presentation:class="page"/>
          <draw:frame draw:name="Shape 18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enario: ipa cert-show 1" draw:style-name="dp1" draw:master-page-name="Title_20_and_20_body" presentation:presentation-page-layout-name="AL2T1">
        <draw:frame draw:name="Shape 184" presentation:style-name="pr4" draw:text-style-name="P6" draw:layer="layout" svg:width="22.859cm" svg:height="2.381cm" svg:x="1.27cm" svg:y="0.211cm" presentation:class="title" presentation:user-transformed="true">
          <draw:text-box>
            <text:p text:style-name="P5"><text:span text:style-name="T2">Scenario: ipa cert-show 1</text:span></text:p>
          </draw:text-box>
        </draw:frame>
        <draw:custom-shape draw:name="Shape 185" draw:style-name="gr2" draw:text-style-name="P10" draw:layer="layout" svg:width="10.83cm" svg:height="10.438cm" svg:x="1.664cm" svg:y="2.593cm">
          <text:p text:style-name="P1"><text:span text:style-name="T6">FreeIPA Server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86" draw:style-name="gr3" draw:text-style-name="P11" draw:layer="layout" svg:width="3.329cm" svg:height="2.462cm" svg:x="2.945cm" svg:y="9.028cm">
          <text:p text:style-name="P1"><text:span text:style-name="T6">LDAP</text:span></text:p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187" draw:style-name="gr3" draw:text-style-name="P11" draw:layer="layout" svg:width="3.776cm" svg:height="1.958cm" svg:x="2.722cm" svg:y="3.308cm">
          <text:p text:style-name="P1"><text:span text:style-name="T6">Dogtag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88" draw:style-name="gr3" draw:text-style-name="P11" draw:layer="layout" svg:width="3.776cm" svg:height="1.958cm" svg:x="2.722cm" svg:y="6.301cm">
          <text:p text:style-name="P1"><text:span text:style-name="T6">Apache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89" draw:style-name="gr3" draw:text-style-name="P11" draw:layer="layout" svg:width="3.776cm" svg:height="1.958cm" svg:x="7.386cm" svg:y="3.308cm">
          <text:p text:style-name="P1"><text:span text:style-name="T6">DNS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90" draw:style-name="gr3" draw:text-style-name="P11" draw:layer="layout" svg:width="2.085cm" svg:height="5.189cm" svg:x="9.078cm" svg:y="6.301cm">
          <text:p text:style-name="P1"><text:span text:style-name="T6">KDC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91" draw:style-name="gr12" draw:text-style-name="P16" draw:layer="layout" svg:width="5.642cm" svg:height="0.977cm" svg:x="19.666cm" svg:y="7.014cm">
          <text:p text:style-name="P5"><text:span text:style-name="T7">$ ipa cert-show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2" draw:style-name="gr14" draw:text-style-name="P15" draw:layer="layout" svg:width="2.726cm" svg:height="11.323cm" draw:transform="rotate (-1.5707963267949) translate (22.486cm 4.287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193" draw:style-name="gr14" draw:text-style-name="P15" draw:layer="layout" svg:width="8.502cm" svg:height="0.001cm" svg:x="11.163cm" svg:y="7.502cm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194" draw:style-name="gr14" draw:text-style-name="P15" draw:layer="layout" svg:width="1.682cm" svg:height="4.076cm" svg:x="6.276cm" svg:y="5.317cm">
          <text:p/>
          <draw:enhanced-geometry draw:mirror-horizontal="false" draw:mirror-vertical="false" drawooo:sub-view-size="23956 72808" svg:viewBox="0 0 606026 1467809" draw:type="ooxml-non-primitive" draw:enhanced-path="M 23956 0 L 23956 72808 0 72808 N"/>
        </draw:custom-shape>
        <draw:custom-shape draw:name="Shape 195" draw:style-name="gr14" draw:text-style-name="P15" draw:layer="layout" svg:width="2.707cm" svg:height="0.001cm" draw:transform="rotate (-3.14159265358979) translate (9.003cm 10.9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6" draw:style-name="gr9" draw:text-style-name="P15" draw:layer="layout" svg:width="14.938cm" svg:height="1.141cm" svg:x="6.1cm" svg:y="5.872cm">
          <text:p/>
          <draw:enhanced-geometry draw:mirror-horizontal="false" draw:mirror-vertical="false" drawooo:sub-view-size="215127 16440" svg:viewBox="0 0 5378175 411000" draw:type="ooxml-non-primitive" draw:enhanced-path="M 215127 16440 L 215127 0 0 0 0 5167 N"/>
        </draw:custom-shape>
        <draw:custom-shape draw:name="Shape 197" draw:style-name="gr14" draw:text-style-name="P15" draw:layer="layout" svg:width="0.001cm" svg:height="0.977cm" svg:x="5.676cm" svg:y="5.2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8" draw:style-name="gr14" draw:text-style-name="P15" draw:layer="layout" svg:width="0.001cm" svg:height="3.681cm" svg:x="3.522cm" svg:y="5.3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9" draw:style-name="gr19" draw:text-style-name="P22" draw:layer="layout" svg:width="1.141cm" svg:height="1.141cm" svg:x="16.767cm" svg:y="2.869cm">
          <text:p text:style-name="P1"><text:span text:style-name="T7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00" draw:style-name="gr19" draw:text-style-name="P22" draw:layer="layout" svg:width="1.141cm" svg:height="1.141cm" svg:x="6.772cm" svg:y="6.948cm">
          <text:p text:style-name="P1"><text:span text:style-name="T7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01" draw:style-name="gr19" draw:text-style-name="P22" draw:layer="layout" svg:width="1.141cm" svg:height="1.141cm" svg:x="16.719cm" svg:y="6.247cm">
          <text:p text:style-name="P1"><text:span text:style-name="T7">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02" draw:style-name="gr19" draw:text-style-name="P22" draw:layer="layout" svg:width="1.141cm" svg:height="1.141cm" svg:x="7.861cm" svg:y="9.606cm">
          <text:p text:style-name="P1"><text:span text:style-name="T7">4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03" draw:style-name="gr19" draw:text-style-name="P22" draw:layer="layout" svg:width="1.141cm" svg:height="1.141cm" svg:x="16.767cm" svg:y="4.502cm">
          <text:p text:style-name="P1"><text:span text:style-name="T7">5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04" draw:style-name="gr19" draw:text-style-name="P22" draw:layer="layout" svg:width="1.141cm" svg:height="1.141cm" svg:x="4.328cm" svg:y="5.239cm">
          <text:p text:style-name="P1"><text:span text:style-name="T7">6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05" draw:style-name="gr20" draw:text-style-name="P16" draw:layer="layout" svg:width="10.698cm" svg:height="5.189cm" svg:x="13.741cm" svg:y="7.993cm">
          <text:p text:style-name="P5"><text:span text:style-name="T6">Troubleshooting</text:span></text:p>
          <text:list text:style-name="L7">
            <text:list-item>
              <text:p text:style-name="P5"><text:span text:style-name="T7">host, ping, iptables</text:span></text:p>
            </text:list-item>
            <text:list-item>
              <text:p text:style-name="P5"><text:span text:style-name="T7">LDAP access log, BIND log</text:span></text:p>
            </text:list-item>
            <text:list-item>
              <text:p text:style-name="P5"><text:span text:style-name="T7">KRB5_TRACE=/dev/stdout, KDC log</text:span></text:p>
            </text:list-item>
            <text:list-item>
              <text:p text:style-name="P5"><text:span text:style-name="T7">LDAP access log</text:span></text:p>
            </text:list-item>
            <text:list-item>
              <text:p text:style-name="P5"><text:span text:style-name="T7">Apache error log, ipa -vvv, strace</text:span></text:p>
            </text:list-item>
            <text:list-item>
              <text:p text:style-name="P5"><text:span text:style-name="T7">Apache access log, PKI logs</text:span></text:p>
            </text:list-item>
            <text:list-item>
              <text:p text:style-name="P5"><text:span text:style-name="T7">LDAP access log</text:span></text:p>
            </text:list-item>
          </text:list>
          <text:p text:style-name="P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6" draw:style-name="gr19" draw:text-style-name="P22" draw:layer="layout" svg:width="1.141cm" svg:height="1.141cm" svg:x="2.381cm" svg:y="6.577cm">
          <text:p text:style-name="P1"><text:span text:style-name="T7">7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Shape 208" draw:style-name="gr1" draw:layer="layout" svg:width="16.933cm" svg:height="9.524cm" svg:x="1.059cm" svg:y="1.905cm" draw:page-number="11" presentation:class="page"/>
          <draw:frame draw:name="Shape 20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enario: ipa-server-install" draw:style-name="dp1" draw:master-page-name="Title_20_and_20_body" presentation:presentation-page-layout-name="AL2T1">
        <draw:frame draw:name="Shape 211" presentation:style-name="pr4" draw:text-style-name="P6" draw:layer="layout" svg:width="22.859cm" svg:height="2.381cm" svg:x="1.27cm" svg:y="0.211cm" presentation:class="title" presentation:user-transformed="true">
          <draw:text-box>
            <text:p text:style-name="P5"><text:span text:style-name="T2">Scenario: ipa-server-install</text:span></text:p>
          </draw:text-box>
        </draw:frame>
        <draw:custom-shape draw:name="Shape 212" draw:style-name="gr2" draw:text-style-name="P10" draw:layer="layout" svg:width="10.83cm" svg:height="10.438cm" svg:x="1.664cm" svg:y="2.593cm">
          <text:p text:style-name="P1"><text:span text:style-name="T6">FreeIPA Server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13" draw:style-name="gr3" draw:text-style-name="P11" draw:layer="layout" svg:width="3.329cm" svg:height="3.285cm" svg:x="2.945cm" svg:y="8.205cm">
          <text:p text:style-name="P1"><text:span text:style-name="T6">LDAP</text:span></text:p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214" draw:style-name="gr3" draw:text-style-name="P11" draw:layer="layout" svg:width="3.776cm" svg:height="1.141cm" svg:x="2.722cm" svg:y="3.308cm">
          <text:p text:style-name="P1"><text:span text:style-name="T6">Dogtag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15" draw:style-name="gr3" draw:text-style-name="P11" draw:layer="layout" svg:width="3.776cm" svg:height="1.141cm" svg:x="2.722cm" svg:y="5.443cm">
          <text:p text:style-name="P1"><text:span text:style-name="T6">Apache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16" draw:style-name="gr3" draw:text-style-name="P11" draw:layer="layout" svg:width="3.776cm" svg:height="1.141cm" svg:x="7.386cm" svg:y="3.308cm">
          <text:p text:style-name="P1"><text:span text:style-name="T6">NTP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17" draw:style-name="gr3" draw:text-style-name="P11" draw:layer="layout" svg:width="3.776cm" svg:height="1.141cm" svg:x="7.386cm" svg:y="7.578cm">
          <text:p text:style-name="P1"><text:span text:style-name="T6">KDC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18" draw:style-name="gr20" draw:text-style-name="P16" draw:layer="layout" svg:width="10.698cm" svg:height="8.286cm" svg:x="13.741cm" svg:y="2.744cm">
          <text:p text:style-name="P5"><text:span text:style-name="T6">Extra troubleshooting</text:span></text:p>
          <text:list text:style-name="L7">
            <text:list-item>
              <text:p text:style-name="P5"><text:span text:style-name="T7">systemctl status ntpd.service</text:span></text:p>
            </text:list-item>
            <text:list-item>
              <text:p text:style-name="P5"><text:span text:style-name="T7">dirsrv errors log, systemctl status dirsrv-REALM.service</text:span></text:p>
            </text:list-item>
            <text:list-item>
              <text:p text:style-name="P5"><text:span text:style-name="T7">/var/log/pki/pki-ca-spawn*, /var/log/pki/pki-tomcat/catalina.2015-06-12.log</text:span></text:p>
            </text:list-item>
            <text:list-item>
              <text:p text:style-name="P5"><text:span text:style-name="T7">dirsrv errors log</text:span></text:p>
            </text:list-item>
            <text:list-item>
              <text:p text:style-name="P5"><text:span text:style-name="T7">kdc errors log</text:span></text:p>
            </text:list-item>
            <text:list-item>
              <text:p text:style-name="P5"><text:span text:style-name="T7">Apache access log</text:span></text:p>
            </text:list-item>
            <text:list-item>
              <text:p text:style-name="P5"><text:span text:style-name="T7">systemctl status named.service</text:span></text:p>
            </text:list-item>
            <text:list-item>
              <text:p text:style-name="P5"><text:span text:style-name="T7">/var/log/ipaserver-install.log</text:span></text:p>
            </text:list-item>
            <text:list-item>
              <text:p text:style-name="P5"><text:span text:style-name="T7">/var/log/ipaclient-install.log</text:span></text:p>
            </text:list-item>
          </text:list>
          <text:p text:style-name="P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9" draw:style-name="gr3" draw:text-style-name="P11" draw:layer="layout" svg:width="3.776cm" svg:height="1.141cm" svg:x="7.386cm" svg:y="5.443cm">
          <text:p text:style-name="P1"><text:span text:style-name="T6">DNS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20" draw:style-name="gr19" draw:text-style-name="P22" draw:layer="layout" svg:width="1.141cm" svg:height="1.141cm" svg:x="10.373cm" svg:y="2.967cm">
          <text:p text:style-name="P1"><text:span text:style-name="T7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21" draw:style-name="gr19" draw:text-style-name="P22" draw:layer="layout" svg:width="1.141cm" svg:height="1.141cm" svg:x="5.888cm" svg:y="7.73cm">
          <text:p text:style-name="P1"><text:span text:style-name="T7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22" draw:style-name="gr19" draw:text-style-name="P22" draw:layer="layout" svg:width="1.141cm" svg:height="1.141cm" svg:x="5.888cm" svg:y="2.764cm">
          <text:p text:style-name="P1"><text:span text:style-name="T7">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23" draw:style-name="gr19" draw:text-style-name="P22" draw:layer="layout" svg:width="1.141cm" svg:height="1.141cm" svg:x="5.888cm" svg:y="9.218cm">
          <text:p text:style-name="P1"><text:span text:style-name="T7">4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24" draw:style-name="gr19" draw:text-style-name="P22" draw:layer="layout" svg:width="1.141cm" svg:height="1.141cm" svg:x="10.373cm" svg:y="7.063cm">
          <text:p text:style-name="P1"><text:span text:style-name="T7">5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25" draw:style-name="gr19" draw:text-style-name="P22" draw:layer="layout" svg:width="1.141cm" svg:height="1.141cm" svg:x="5.888cm" svg:y="4.639cm">
          <text:p text:style-name="P1"><text:span text:style-name="T7">6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26" draw:style-name="gr19" draw:text-style-name="P22" draw:layer="layout" svg:width="1.141cm" svg:height="1.141cm" svg:x="10.373cm" svg:y="4.639cm">
          <text:p text:style-name="P1"><text:span text:style-name="T7">7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27" draw:style-name="gr3" draw:text-style-name="P11" draw:layer="layout" svg:width="3.776cm" svg:height="1.141cm" svg:x="7.386cm" svg:y="9.713cm">
          <text:p text:style-name="P1"><text:span text:style-name="T6">Client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28" draw:style-name="gr19" draw:text-style-name="P22" draw:layer="layout" svg:width="1.141cm" svg:height="1.141cm" svg:x="10.373cm" svg:y="9.218cm">
          <text:p text:style-name="P1"><text:span text:style-name="T7">8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Shape 230" draw:style-name="gr1" draw:layer="layout" svg:width="16.933cm" svg:height="9.524cm" svg:x="1.059cm" svg:y="1.905cm" draw:page-number="12" presentation:class="page"/>
          <draw:frame draw:name="Shape 23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enario: ipa-replica-install" draw:style-name="dp1" draw:master-page-name="Title_20_and_20_body" presentation:presentation-page-layout-name="AL2T1">
        <draw:frame draw:name="Shape 233" presentation:style-name="pr4" draw:text-style-name="P6" draw:layer="layout" svg:width="22.859cm" svg:height="2.381cm" svg:x="1.27cm" svg:y="0.211cm" presentation:class="title" presentation:user-transformed="true">
          <draw:text-box>
            <text:p text:style-name="P5"><text:span text:style-name="T2">Scenario: ipa-replica-install</text:span></text:p>
          </draw:text-box>
        </draw:frame>
        <draw:frame draw:name="Shape 234" presentation:style-name="pr5" draw:text-style-name="P9" draw:layer="layout" svg:width="22.859cm" svg:height="10.474cm" svg:x="1.27cm" svg:y="2.719cm" presentation:class="outline" presentation:user-transformed="true">
          <draw:text-box>
            <text:p text:style-name="P7"><text:span text:style-name="T3">Most frequent problems:</text:span></text:p>
            <text:p text:style-name="P8"><text:span text:style-name="T9">DNS</text:span><text:span text:style-name="T4">: make sure forward, reverse records are OK</text:span></text:p>
            <text:p text:style-name="P8"><text:span text:style-name="T9">Firewall</text:span><text:span text:style-name="T4">: ipa-replica-conncheck was built for a reason</text:span></text:p>
            <text:p text:style-name="P8"><text:span text:style-name="T9">PKI</text:span><text:span text:style-name="T4">: runs own API calls to remote CA, routed through proxy - remember?</text:span></text:p>
            <text:p text:style-name="P23"><text:span text:style-name="T4">When installation crashes on PKI, do not look just at replica PKI logs, check Apache errors/access log on remote master, PKI status</text:span></text:p>
            <text:p text:style-name="P8"><text:span text:style-name="T4">And as always, keep the time in sync</text:span></text:p>
            <text:p text:style-name="P8"><text:span text:style-name="T4">Debug log in /var/log/ipareplica-install.log</text:span></text:p>
          </draw:text-box>
        </draw:frame>
        <presentation:notes draw:style-name="dp2">
          <draw:page-thumbnail draw:name="Shape 236" draw:style-name="gr1" draw:layer="layout" svg:width="16.933cm" svg:height="9.524cm" svg:x="1.059cm" svg:y="1.905cm" draw:page-number="13" presentation:class="page"/>
          <draw:frame draw:name="Shape 23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enario: Trust setup" draw:style-name="dp1" draw:master-page-name="Title_20_and_20_body" presentation:presentation-page-layout-name="AL2T1">
        <draw:frame draw:name="Shape 239" presentation:style-name="pr4" draw:text-style-name="P6" draw:layer="layout" svg:width="22.859cm" svg:height="2.381cm" svg:x="1.27cm" svg:y="0.211cm" presentation:class="title" presentation:user-transformed="true">
          <draw:text-box>
            <text:p text:style-name="P5"><text:span text:style-name="T2">Scenario: Trust setup</text:span></text:p>
          </draw:text-box>
        </draw:frame>
        <draw:frame draw:name="Shape 240" presentation:style-name="pr5" draw:text-style-name="P9" draw:layer="layout" svg:width="22.859cm" svg:height="10.474cm" svg:x="1.27cm" svg:y="2.719cm" presentation:class="outline" presentation:user-transformed="true">
          <draw:text-box>
            <text:p text:style-name="P7"><text:span text:style-name="T3">Rule #1:</text:span></text:p>
            <text:p text:style-name="P8"><text:span text:style-name="T4">Always consult </text:span><text:span text:style-name="T8"><text:a xlink:href="https://www.freeipa.org/page/Active_Directory_trust_setup" xlink:type="simple">https://www.freeipa.org/page/Active_Directory_trust_setup</text:a></text:span></text:p>
            <text:p text:style-name="P8"><text:span text:style-name="T4">It is awesome!</text:span></text:p>
            <text:p text:style-name="P7"><text:span text:style-name="T3">Most frequent problems:</text:span></text:p>
            <text:p text:style-name="P8"><text:span text:style-name="T9">DNS</text:span><text:span text:style-name="T4">: AD&amp;IPA cannot see each other DNS SRV records</text:span></text:p>
            <text:p text:style-name="P8"><text:span text:style-name="T4">Firewall - shut it down for testing</text:span></text:p>
          </draw:text-box>
        </draw:frame>
        <presentation:notes draw:style-name="dp2">
          <draw:page-thumbnail draw:name="Shape 242" draw:style-name="gr1" draw:layer="layout" svg:width="16.932cm" svg:height="9.524cm" svg:x="1.059cm" svg:y="1.905cm" draw:page-number="14" presentation:class="page"/>
          <draw:frame draw:name="Shape 24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enario: AD user resolution" draw:style-name="dp1" draw:master-page-name="Title_20_and_20_body" presentation:presentation-page-layout-name="AL2T1">
        <draw:frame draw:name="Shape 245" presentation:style-name="pr4" draw:text-style-name="P6" draw:layer="layout" svg:width="22.859cm" svg:height="2.381cm" svg:x="1.27cm" svg:y="0.211cm" presentation:class="title" presentation:user-transformed="true">
          <draw:text-box>
            <text:p text:style-name="P5"><text:span text:style-name="T2">Scenario: AD user resolution</text:span></text:p>
          </draw:text-box>
        </draw:frame>
        <draw:frame draw:name="Shape 246" presentation:style-name="pr5" draw:text-style-name="P9" draw:layer="layout" svg:width="22.859cm" svg:height="10.474cm" svg:x="1.27cm" svg:y="2.719cm" presentation:class="outline" presentation:user-transformed="true">
          <draw:text-box>
            <text:p text:style-name="P7"><text:span text:style-name="T3">id aduser@ad.domain.test does not show secondary groups, why?</text:span></text:p>
            <text:p text:style-name="P8"><text:span text:style-name="T4">This is a complex setup, many parts in play:</text:span></text:p>
            <text:p text:style-name="P23"><text:span text:style-name="T4">Client where “id” is run</text:span></text:p>
            <text:p text:style-name="P23"><text:span text:style-name="T4">Remote FreeIPA server with DS extended call support</text:span></text:p>
            <text:p text:style-name="P23"><text:span text:style-name="T4">Remote FreeIPA server SSSD - does the real heavy-lifting</text:span></text:p>
          </draw:text-box>
        </draw:frame>
        <presentation:notes draw:style-name="dp2">
          <draw:page-thumbnail draw:name="Shape 248" draw:style-name="gr1" draw:layer="layout" svg:width="16.932cm" svg:height="9.524cm" svg:x="1.059cm" svg:y="1.905cm" draw:page-number="15" presentation:class="page"/>
          <draw:frame draw:name="Shape 24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ences" draw:style-name="dp1" draw:master-page-name="Title_20_and_20_body" presentation:presentation-page-layout-name="AL2T1">
        <draw:frame draw:name="Shape 251" presentation:style-name="pr4" draw:text-style-name="P6" draw:layer="layout" svg:width="22.859cm" svg:height="2.381cm" svg:x="1.27cm" svg:y="0.211cm" presentation:class="title" presentation:user-transformed="true">
          <draw:text-box>
            <text:p text:style-name="P5"><text:span text:style-name="T2">References</text:span></text:p>
          </draw:text-box>
        </draw:frame>
        <draw:frame draw:name="Shape 252" presentation:style-name="pr5" draw:text-style-name="P9" draw:layer="layout" svg:width="22.859cm" svg:height="10.474cm" svg:x="1.27cm" svg:y="2.719cm" presentation:class="outline" presentation:user-transformed="true">
          <draw:text-box>
            <text:p text:style-name="P7"><text:span text:style-name="T3">Troubleshooting information</text:span></text:p>
            <text:p text:style-name="P8"><text:span text:style-name="T8"><text:a xlink:href="https://www.freeipa.org/page/Troubleshooting" xlink:type="simple">https://www.freeipa.org/page/Troubleshooting</text:a></text:span></text:p>
            <text:p text:style-name="P8"><text:span text:style-name="T8"><text:a xlink:href="https://fedorahosted.org/sssd/wiki/Troubleshooting" xlink:type="simple">https://fedorahosted.org/sssd/wiki/Troubleshooting</text:a></text:span></text:p>
            <text:p text:style-name="P7"><text:span text:style-name="T3">Architecture, designs</text:span></text:p>
            <text:p text:style-name="P8"><text:span text:style-name="T8"><text:a xlink:href="http://www.freeipa.org/page/V4_Designs" xlink:type="simple">http://www.freeipa.org/page/V4_Designs</text:a></text:span></text:p>
            <text:p text:style-name="P8"><text:span text:style-name="T8"><text:a xlink:href="https://fedorahosted.org/sssd/wiki/DesignDocs" xlink:type="simple">https://fedorahosted.org/sssd/wiki/DesignDocs</text:a></text:span></text:p>
            <text:p text:style-name="P7"><text:span text:style-name="T3">User docs</text:span></text:p>
            <text:p text:style-name="P8"><text:span text:style-name="T8"><text:a xlink:href="http://www.freeipa.org/page/Documentation#User_Guides" xlink:type="simple">http://www.freeipa.org/page/Documentation#User_Guides</text:a></text:span></text:p>
            <text:p text:style-name="P7"><text:span text:style-name="T3">Blogs</text:span></text:p>
            <text:p text:style-name="P8"><text:span text:style-name="T8"><text:a xlink:href="http://planet.freeipa.org/" xlink:type="simple">http://planet.freeipa.org/</text:a></text:span></text:p>
          </draw:text-box>
        </draw:frame>
        <presentation:notes draw:style-name="dp2">
          <draw:page-thumbnail draw:name="Shape 254" draw:style-name="gr1" draw:layer="layout" svg:width="16.932cm" svg:height="9.524cm" svg:x="1.059cm" svg:y="1.905cm" draw:page-number="16" presentation:class="page"/>
          <draw:frame draw:name="Shape 25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reeIPA Client" draw:style-name="dp1" draw:master-page-name="Title_20_only" presentation:presentation-page-layout-name="AL3T19">
        <draw:frame draw:name="Shape 257" presentation:style-name="pr7" draw:text-style-name="P6" draw:layer="layout" svg:width="22.859cm" svg:height="2.647cm" svg:x="1.27cm" svg:y="2.949cm" presentation:class="title" presentation:user-transformed="true">
          <draw:text-box>
            <text:p text:style-name="P1"><text:span text:style-name="T5">FreeIPA Client</text:span></text:p>
          </draw:text-box>
        </draw:frame>
        <draw:frame draw:name="Shape 258" presentation:style-name="pr8" draw:text-style-name="P3" draw:layer="layout" svg:width="21.589cm" svg:height="1.619cm" svg:x="1.905cm" svg:y="5.775cm" presentation:class="subtitle" presentation:user-transformed="true">
          <draw:text-box>
            <text:p text:style-name="P1"><text:span text:style-name="T10">SSSD</text:span></text:p>
          </draw:text-box>
        </draw:frame>
        <presentation:notes draw:style-name="dp2">
          <draw:page-thumbnail draw:name="Shape 260" draw:style-name="gr1" draw:layer="layout" svg:width="16.932cm" svg:height="9.524cm" svg:x="1.059cm" svg:y="1.905cm" draw:page-number="17" presentation:class="page"/>
          <draw:frame draw:name="Shape 26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tomy of SSSD" draw:style-name="dp1" draw:master-page-name="Title_20_and_20_body" presentation:presentation-page-layout-name="AL2T1">
        <draw:frame draw:name="Shape 263" presentation:style-name="pr4" draw:text-style-name="P6" draw:layer="layout" svg:width="22.859cm" svg:height="2.381cm" svg:x="1.27cm" svg:y="0.211cm" presentation:class="title" presentation:user-transformed="true">
          <draw:text-box>
            <text:p text:style-name="P5"><text:span text:style-name="T2">Anatomy of SSSD</text:span></text:p>
          </draw:text-box>
        </draw:frame>
        <draw:custom-shape draw:name="Shape 264" draw:style-name="gr2" draw:text-style-name="P10" draw:layer="layout" svg:width="10.83cm" svg:height="10.438cm" svg:x="7.285cm" svg:y="2.593cm">
          <text:p text:style-name="P1"><text:span text:style-name="T6">SSSD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65" draw:style-name="gr3" draw:text-style-name="P11" draw:layer="layout" svg:width="2.496cm" svg:height="2.784cm" svg:x="9.112cm" svg:y="5.919cm">
          <text:p text:style-name="P1"><text:span text:style-name="T6">Cache</text:span></text:p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266" draw:style-name="gr3" draw:text-style-name="P11" draw:layer="layout" svg:width="3.776cm" svg:height="1.958cm" svg:x="8.343cm" svg:y="3.308cm">
          <text:p text:style-name="P1"><text:span text:style-name="T6">NSS Responder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67" draw:style-name="gr3" draw:text-style-name="P11" draw:layer="layout" svg:width="3.329cm" svg:height="7.852cm" svg:x="14.341cm" svg:y="3.637cm">
          <text:p text:style-name="P1"><text:span text:style-name="T6">Backend</text:span></text:p>
          <text:p text:style-name="P1"><text:span text:style-name="T6">Process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68" draw:style-name="gr15" draw:text-style-name="P18" draw:layer="layout" svg:width="4.057cm" svg:height="3.852cm" svg:x="20.845cm" svg:y="3.363cm">
          <text:p text:style-name="P1"><text:span text:style-name="T7">Identity </text:span></text:p>
          <text:p text:style-name="P1"><text:span text:style-name="T7">Server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69" draw:style-name="gr15" draw:text-style-name="P18" draw:layer="layout" svg:width="4.057cm" svg:height="3.852cm" svg:x="20.845cm" svg:y="8.409cm">
          <text:p text:style-name="P1"><text:span text:style-name="T7">Authentication</text:span></text:p>
          <text:p text:style-name="P1"><text:span text:style-name="T7">Server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70" draw:style-name="gr17" draw:text-style-name="P12" draw:layer="layout" svg:width="2.966cm" svg:height="2.282cm" svg:x="14.519cm" svg:y="4.017cm">
          <text:p text:style-name="P1"><text:span text:style-name="T6">Identity Provider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71" draw:style-name="gr17" draw:text-style-name="P12" draw:layer="layout" svg:width="2.966cm" svg:height="2.282cm" svg:x="14.519cm" svg:y="9.118cm">
          <text:p text:style-name="P1"><text:span text:style-name="T6">Auth Provider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72" draw:style-name="gr3" draw:text-style-name="P11" draw:layer="layout" svg:width="3.776cm" svg:height="1.958cm" svg:x="8.343cm" svg:y="9.355cm">
          <text:p text:style-name="P1"><text:span text:style-name="T6">PAM Responder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73" draw:style-name="gr15" draw:text-style-name="P18" draw:layer="layout" svg:width="3.358cm" svg:height="3.852cm" svg:x="0.497cm" svg:y="2.896cm">
          <text:p text:style-name="P1"><text:span text:style-name="T7">Client</text:span></text:p>
          <text:p text:style-name="P1"><text:span text:style-name="T7">“</text:span><text:span text:style-name="T7">id”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74" draw:style-name="gr21" draw:text-style-name="P15" draw:layer="layout" svg:width="4.665cm" svg:height="0.663cm" svg:x="3.677cm" svg:y="3.6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6" draw:style-name="gr15" draw:text-style-name="P18" draw:layer="layout" svg:width="3.358cm" svg:height="3.852cm" svg:x="0.497cm" svg:y="7.638cm">
          <text:p text:style-name="P1"><text:span text:style-name="T7">Client</text:span></text:p>
          <text:p text:style-name="P1"><text:span text:style-name="T7">“</text:span><text:span text:style-name="T7">login”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77" draw:style-name="gr21" draw:text-style-name="P15" draw:layer="layout" svg:width="4.799cm" svg:height="4.062cm" draw:transform="rotate (-3.14159265358979) translate (8.341cm 8.35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79" draw:style-name="gr22" draw:text-style-name="P15" draw:layer="layout" svg:width="4.486cm" svg:height="0.77cm" svg:x="3.856cm" svg:y="9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0" draw:style-name="gr23" draw:text-style-name="P15" draw:layer="layout" svg:width="0.128cm" svg:height="0.651cm" svg:x="10.232cm" svg:y="5.2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1" draw:style-name="gr23" draw:text-style-name="P15" draw:layer="layout" svg:width="0.128cm" svg:height="0.651cm" draw:transform="rotate (-3.14159265358979) translate (10.361cm 9.35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82" draw:style-name="gr23" draw:text-style-name="P15" draw:layer="layout" svg:width="3.358cm" svg:height="0.13cm" svg:x="17.485cm" svg:y="5.1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3" draw:style-name="gr23" draw:text-style-name="P15" draw:layer="layout" svg:width="3.358cm" svg:height="0.075cm" svg:x="17.485cm" svg:y="10.2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5" draw:style-name="gr3" draw:text-style-name="P11" draw:layer="layout" svg:width="2.731cm" svg:height="1.057cm" svg:x="0.946cm" svg:y="3.095cm">
          <text:p text:style-name="P1"><text:span text:style-name="T6">nss_sss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78" draw:style-name="gr3" draw:text-style-name="P11" draw:layer="layout" svg:width="2.731cm" svg:height="1.057cm" svg:x="0.811cm" svg:y="7.822cm">
          <text:p text:style-name="P1"><text:span text:style-name="T6">nss_sss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84" draw:style-name="gr24" draw:text-style-name="P15" draw:layer="layout" svg:width="0.001cm" svg:height="11.79cm" svg:x="19.459cm" svg:y="1.5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5" draw:style-name="gr12" draw:text-style-name="P16" draw:layer="layout" svg:width="4.863cm" svg:height="0.77cm" draw:transform="rotate (-1.5707963267949) translate (20.387cm 5.471cm)">
          <text:p text:style-name="P5"><text:span text:style-name="T11">Network Bound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6" draw:style-name="gr23" draw:text-style-name="P15" draw:layer="layout" svg:width="2.731cm" svg:height="0.252cm" svg:x="11.609cm" svg:y="7.3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7" draw:style-name="gr23" draw:text-style-name="P15" draw:layer="layout" svg:width="2.397cm" svg:height="0.87cm" svg:x="12.12cm" svg:y="4.2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8" draw:style-name="gr23" draw:text-style-name="P15" draw:layer="layout" svg:width="2.397cm" svg:height="0.075cm" draw:transform="rotate (-3.14159265358979) translate (14.517cm 10.335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Shape 290" draw:style-name="gr1" draw:layer="layout" svg:width="16.932cm" svg:height="9.524cm" svg:x="1.059cm" svg:y="1.905cm" draw:page-number="18" presentation:class="page"/>
          <draw:frame draw:name="Shape 29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Challenge" draw:style-name="dp1" draw:master-page-name="Title_20_and_20_body" presentation:presentation-page-layout-name="AL2T1">
        <draw:frame draw:name="Shape 293" presentation:style-name="pr4" draw:text-style-name="P6" draw:layer="layout" svg:width="22.859cm" svg:height="2.381cm" svg:x="1.27cm" svg:y="0.211cm" presentation:class="title" presentation:user-transformed="true">
          <draw:text-box>
            <text:p text:style-name="P5"><text:span text:style-name="T2">The Challenge</text:span></text:p>
          </draw:text-box>
        </draw:frame>
        <draw:frame draw:name="Shape 294" presentation:style-name="pr5" draw:text-style-name="P9" draw:layer="layout" svg:width="22.859cm" svg:height="10.474cm" svg:x="1.27cm" svg:y="2.719cm" presentation:class="outline" presentation:user-transformed="true">
          <draw:text-box>
            <text:p text:style-name="P7"><text:span text:style-name="T3">Collection of parallel processes, communicating with each other</text:span></text:p>
            <text:p text:style-name="P7"><text:span text:style-name="T3">Finding a bug may be a challenge, which part to debug and look at?</text:span></text:p>
          </draw:text-box>
        </draw:frame>
        <presentation:notes draw:style-name="dp2">
          <draw:page-thumbnail draw:name="Shape 296" draw:style-name="gr1" draw:layer="layout" svg:width="16.932cm" svg:height="9.524cm" svg:x="1.059cm" svg:y="1.905cm" draw:page-number="19" presentation:class="page"/>
          <draw:frame draw:name="Shape 29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enario: User lookup 1/2" draw:style-name="dp1" draw:master-page-name="Title_20_and_20_body" presentation:presentation-page-layout-name="AL2T1">
        <draw:frame draw:name="Shape 299" presentation:style-name="pr4" draw:text-style-name="P6" draw:layer="layout" svg:width="22.859cm" svg:height="2.381cm" svg:x="1.27cm" svg:y="0.211cm" presentation:class="title" presentation:user-transformed="true">
          <draw:text-box>
            <text:p text:style-name="P5"><text:span text:style-name="T2">Scenario: User lookup 1/2</text:span></text:p>
          </draw:text-box>
        </draw:frame>
        <draw:custom-shape draw:name="Shape 300" draw:style-name="gr2" draw:text-style-name="P10" draw:layer="layout" svg:width="10.83cm" svg:height="10.438cm" svg:x="7.285cm" svg:y="2.593cm">
          <text:p text:style-name="P1"><text:span text:style-name="T6">SSSD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01" draw:style-name="gr3" draw:text-style-name="P11" draw:layer="layout" svg:width="2.496cm" svg:height="2.784cm" svg:x="9.112cm" svg:y="5.919cm">
          <text:p text:style-name="P1"><text:span text:style-name="T6">Cache</text:span></text:p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302" draw:style-name="gr3" draw:text-style-name="P11" draw:layer="layout" svg:width="3.776cm" svg:height="1.958cm" svg:x="8.343cm" svg:y="3.308cm">
          <text:p text:style-name="P1"><text:span text:style-name="T6">NSS Responder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03" draw:style-name="gr3" draw:text-style-name="P11" draw:layer="layout" svg:width="3.329cm" svg:height="7.852cm" svg:x="14.341cm" svg:y="3.637cm">
          <text:p text:style-name="P1"><text:span text:style-name="T6">Backend</text:span></text:p>
          <text:p text:style-name="P1"><text:span text:style-name="T6">Process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04" draw:style-name="gr15" draw:text-style-name="P18" draw:layer="layout" svg:width="4.057cm" svg:height="3.852cm" svg:x="20.845cm" svg:y="3.363cm">
          <text:p text:style-name="P1"><text:span text:style-name="T7">Identity </text:span></text:p>
          <text:p text:style-name="P1"><text:span text:style-name="T7">Server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05" draw:style-name="gr15" draw:text-style-name="P18" draw:layer="layout" svg:width="4.057cm" svg:height="3.852cm" svg:x="20.845cm" svg:y="8.409cm">
          <text:p text:style-name="P1"><text:span text:style-name="T7">Authentication</text:span></text:p>
          <text:p text:style-name="P1"><text:span text:style-name="T7">Server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06" draw:style-name="gr17" draw:text-style-name="P12" draw:layer="layout" svg:width="2.966cm" svg:height="2.282cm" svg:x="14.519cm" svg:y="4.017cm">
          <text:p text:style-name="P1"><text:span text:style-name="T6">Identity Provider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07" draw:style-name="gr17" draw:text-style-name="P12" draw:layer="layout" svg:width="2.966cm" svg:height="2.282cm" svg:x="14.519cm" svg:y="9.118cm">
          <text:p text:style-name="P1"><text:span text:style-name="T6">Auth Provider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08" draw:style-name="gr3" draw:text-style-name="P11" draw:layer="layout" svg:width="3.776cm" svg:height="1.958cm" svg:x="8.343cm" svg:y="9.355cm">
          <text:p text:style-name="P1"><text:span text:style-name="T6">PAM Responder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09" draw:style-name="gr15" draw:text-style-name="P18" draw:layer="layout" svg:width="3.358cm" svg:height="3.852cm" svg:x="0.497cm" svg:y="2.896cm">
          <text:p text:style-name="P1"><text:span text:style-name="T7">Client</text:span></text:p>
          <text:p text:style-name="P1"><text:span text:style-name="T7">“</text:span><text:span text:style-name="T7">id”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10" draw:style-name="gr21" draw:text-style-name="P15" draw:layer="layout" svg:width="4.665cm" svg:height="0.663cm" svg:x="3.677cm" svg:y="3.6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12" draw:style-name="gr15" draw:text-style-name="P18" draw:layer="layout" svg:width="3.358cm" svg:height="3.852cm" svg:x="0.497cm" svg:y="7.638cm">
          <text:p text:style-name="P1"><text:span text:style-name="T7">Client</text:span></text:p>
          <text:p text:style-name="P1"><text:span text:style-name="T7">“</text:span><text:span text:style-name="T7">login”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13" draw:style-name="gr21" draw:text-style-name="P15" draw:layer="layout" svg:width="4.799cm" svg:height="4.062cm" draw:transform="rotate (-3.14159265358979) translate (8.341cm 8.35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15" draw:style-name="gr22" draw:text-style-name="P15" draw:layer="layout" svg:width="4.486cm" svg:height="0.77cm" svg:x="3.856cm" svg:y="9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16" draw:style-name="gr23" draw:text-style-name="P15" draw:layer="layout" svg:width="0.128cm" svg:height="0.651cm" svg:x="10.232cm" svg:y="5.2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17" draw:style-name="gr23" draw:text-style-name="P15" draw:layer="layout" svg:width="0.128cm" svg:height="0.651cm" draw:transform="rotate (-3.14159265358979) translate (10.361cm 9.35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18" draw:style-name="gr23" draw:text-style-name="P15" draw:layer="layout" svg:width="3.358cm" svg:height="0.13cm" svg:x="17.485cm" svg:y="5.1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19" draw:style-name="gr23" draw:text-style-name="P15" draw:layer="layout" svg:width="3.358cm" svg:height="0.075cm" svg:x="17.485cm" svg:y="10.2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11" draw:style-name="gr3" draw:text-style-name="P11" draw:layer="layout" svg:width="2.731cm" svg:height="1.057cm" svg:x="0.946cm" svg:y="3.095cm">
          <text:p text:style-name="P1"><text:span text:style-name="T6">nss_sss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14" draw:style-name="gr3" draw:text-style-name="P11" draw:layer="layout" svg:width="2.731cm" svg:height="1.057cm" svg:x="0.811cm" svg:y="7.822cm">
          <text:p text:style-name="P1"><text:span text:style-name="T6">nss_sss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20" draw:style-name="gr24" draw:text-style-name="P15" draw:layer="layout" svg:width="0.001cm" svg:height="11.79cm" svg:x="19.459cm" svg:y="1.5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21" draw:style-name="gr12" draw:text-style-name="P16" draw:layer="layout" svg:width="4.863cm" svg:height="0.77cm" draw:transform="rotate (-1.5707963267949) translate (20.387cm 5.471cm)">
          <text:p text:style-name="P5"><text:span text:style-name="T11">Network Bound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2" draw:style-name="gr23" draw:text-style-name="P15" draw:layer="layout" svg:width="2.731cm" svg:height="0.252cm" svg:x="11.609cm" svg:y="7.3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23" draw:style-name="gr23" draw:text-style-name="P15" draw:layer="layout" svg:width="2.397cm" svg:height="0.87cm" svg:x="12.12cm" svg:y="4.2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24" draw:style-name="gr23" draw:text-style-name="P15" draw:layer="layout" svg:width="2.397cm" svg:height="0.075cm" draw:transform="rotate (-3.14159265358979) translate (14.517cm 10.33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25" draw:style-name="gr19" draw:text-style-name="P22" draw:layer="layout" svg:width="1.141cm" svg:height="1.141cm" svg:x="5.218cm" svg:y="2.593cm">
          <text:p text:style-name="P1"><text:span text:style-name="T7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26" draw:style-name="gr19" draw:text-style-name="P22" draw:layer="layout" svg:width="1.141cm" svg:height="1.141cm" svg:x="9.112cm" svg:y="5.403cm">
          <text:p text:style-name="P1"><text:span text:style-name="T7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27" draw:style-name="gr19" draw:text-style-name="P22" draw:layer="layout" svg:width="1.141cm" svg:height="1.141cm" svg:x="12.885cm" svg:y="3.474cm">
          <text:p text:style-name="P1"><text:span text:style-name="T7">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28" draw:style-name="gr19" draw:text-style-name="P22" draw:layer="layout" svg:width="1.141cm" svg:height="1.141cm" svg:x="18.216cm" svg:y="4.017cm">
          <text:p text:style-name="P1"><text:span text:style-name="T7">4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29" draw:style-name="gr19" draw:text-style-name="P22" draw:layer="layout" svg:width="1.141cm" svg:height="1.141cm" svg:x="12.378cm" svg:y="6.301cm">
          <text:p text:style-name="P1"><text:span text:style-name="T7">5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30" draw:style-name="gr19" draw:text-style-name="P22" draw:layer="layout" svg:width="1.141cm" svg:height="1.141cm" svg:x="12.404cm" svg:y="4.653cm">
          <text:p text:style-name="P1"><text:span text:style-name="T7">6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31" draw:style-name="gr19" draw:text-style-name="P22" draw:layer="layout" svg:width="1.141cm" svg:height="1.141cm" svg:x="5cm" svg:y="4.017cm">
          <text:p text:style-name="P1"><text:span text:style-name="T7">7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Shape 333" draw:style-name="gr1" draw:layer="layout" svg:width="16.932cm" svg:height="9.524cm" svg:x="1.059cm" svg:y="1.905cm" draw:page-number="20" presentation:class="page"/>
          <draw:frame draw:name="Shape 33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enario: User lookup 2/2" draw:style-name="dp1" draw:master-page-name="Title_20_and_20_body" presentation:presentation-page-layout-name="AL2T1">
        <draw:frame draw:name="Shape 336" presentation:style-name="pr4" draw:text-style-name="P6" draw:layer="layout" svg:width="22.859cm" svg:height="2.381cm" svg:x="1.27cm" svg:y="0.211cm" presentation:class="title" presentation:user-transformed="true">
          <draw:text-box>
            <text:p text:style-name="P5"><text:span text:style-name="T2">Scenario: User lookup 2/2</text:span></text:p>
          </draw:text-box>
        </draw:frame>
        <draw:frame draw:name="Shape 337" presentation:style-name="pr5" draw:text-style-name="P9" draw:layer="layout" svg:width="22.859cm" svg:height="10.474cm" svg:x="1.27cm" svg:y="2.719cm" presentation:class="outline" presentation:user-transformed="true">
          <draw:text-box>
            <text:p text:style-name="P7"><text:span text:style-name="T3">As you see, many processes are in play</text:span></text:p>
            <text:p text:style-name="P7"><text:span text:style-name="T3">Troubleshoot tips</text:span></text:p>
            <text:p text:style-name="P8"><text:span text:style-name="T4">Go with the data flow, enable debugging in </text:span><text:span text:style-name="T9">sssd.conf</text:span></text:p>
            <text:p text:style-name="P8"><text:span text:style-name="T4">In this case, we would start with adding “debug_level = 7” to [nss]</text:span></text:p>
            <text:p text:style-name="P8"><text:span text:style-name="T4">If this does not help, add it to respective [domain/*]</text:span></text:p>
          </draw:text-box>
        </draw:frame>
        <presentation:notes draw:style-name="dp2">
          <draw:page-thumbnail draw:name="Shape 339" draw:style-name="gr1" draw:layer="layout" svg:width="16.932cm" svg:height="9.524cm" svg:x="1.059cm" svg:y="1.905cm" draw:page-number="21" presentation:class="page"/>
          <draw:frame draw:name="Shape 34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cussion" draw:style-name="dp1" draw:master-page-name="Title_20_and_20_body" presentation:presentation-page-layout-name="AL2T1">
        <draw:frame draw:name="Shape 342" presentation:style-name="pr4" draw:text-style-name="P6" draw:layer="layout" svg:width="22.859cm" svg:height="2.381cm" svg:x="1.27cm" svg:y="0.211cm" presentation:class="title" presentation:user-transformed="true">
          <draw:text-box>
            <text:p text:style-name="P5"><text:span text:style-name="T2">Discussion</text:span></text:p>
          </draw:text-box>
        </draw:frame>
        <draw:frame draw:name="Shape 343" presentation:style-name="pr5" draw:text-style-name="P9" draw:layer="layout" svg:width="22.859cm" svg:height="10.474cm" svg:x="1.27cm" svg:y="2.719cm" presentation:class="outline" presentation:user-transformed="true">
          <draw:text-box>
            <text:p text:style-name="P7"><text:span text:style-name="T3">Do you know the materials that can be used for learning SSSD anatomy and troubleshooting?</text:span></text:p>
            <text:p text:style-name="P8"><text:span text:style-name="T4">The scenario: </text:span><text:span text:style-name="T8"><text:a xlink:href="https://jhrozek.wordpress.com/2015/03/11/anatomy-of-sssd-user-lookup/" xlink:type="simple">https://jhrozek.wordpress.com/2015/03/11/anatomy-of-sssd-user-lookup/</text:a></text:span></text:p>
            <text:p text:style-name="P8"><text:span text:style-name="T4">SSSD troubleshooting: </text:span><text:span text:style-name="T8"><text:a xlink:href="https://fedorahosted.org/sssd/wiki/Troubleshooting" xlink:type="simple">https://fedorahosted.org/sssd/wiki/Troubleshooting</text:a></text:span></text:p>
          </draw:text-box>
        </draw:frame>
        <presentation:notes draw:style-name="dp2">
          <draw:page-thumbnail draw:name="Shape 345" draw:style-name="gr1" draw:layer="layout" svg:width="16.932cm" svg:height="9.524cm" svg:x="1.059cm" svg:y="1.905cm" draw:page-number="22" presentation:class="page"/>
          <draw:frame draw:name="Shape 34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enario: User Authentication 1/2" draw:style-name="dp1" draw:master-page-name="Title_20_and_20_body" presentation:presentation-page-layout-name="AL2T1">
        <draw:frame draw:name="Shape 348" presentation:style-name="pr4" draw:text-style-name="P6" draw:layer="layout" svg:width="22.859cm" svg:height="2.381cm" svg:x="1.27cm" svg:y="0.211cm" presentation:class="title" presentation:user-transformed="true">
          <draw:text-box>
            <text:p text:style-name="P5"><text:span text:style-name="T2">Scenario: User Authentication 1/2</text:span></text:p>
          </draw:text-box>
        </draw:frame>
        <draw:custom-shape draw:name="Shape 349" draw:style-name="gr2" draw:text-style-name="P10" draw:layer="layout" svg:width="10.83cm" svg:height="10.438cm" svg:x="7.285cm" svg:y="2.593cm">
          <text:p text:style-name="P1"><text:span text:style-name="T6">SSSD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50" draw:style-name="gr3" draw:text-style-name="P11" draw:layer="layout" svg:width="2.496cm" svg:height="2.784cm" svg:x="9.112cm" svg:y="5.919cm">
          <text:p text:style-name="P1"><text:span text:style-name="T6">Cache</text:span></text:p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351" draw:style-name="gr3" draw:text-style-name="P11" draw:layer="layout" svg:width="3.776cm" svg:height="1.958cm" svg:x="8.343cm" svg:y="3.308cm">
          <text:p text:style-name="P1"><text:span text:style-name="T6">NSS Responder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52" draw:style-name="gr3" draw:text-style-name="P11" draw:layer="layout" svg:width="3.329cm" svg:height="7.852cm" svg:x="14.341cm" svg:y="3.637cm">
          <text:p text:style-name="P1"><text:span text:style-name="T6">Backend</text:span></text:p>
          <text:p text:style-name="P1"><text:span text:style-name="T6">Process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53" draw:style-name="gr15" draw:text-style-name="P18" draw:layer="layout" svg:width="4.057cm" svg:height="3.852cm" svg:x="20.845cm" svg:y="3.363cm">
          <text:p text:style-name="P1"><text:span text:style-name="T7">Identity </text:span></text:p>
          <text:p text:style-name="P1"><text:span text:style-name="T7">Server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54" draw:style-name="gr15" draw:text-style-name="P18" draw:layer="layout" svg:width="4.057cm" svg:height="3.852cm" svg:x="20.845cm" svg:y="8.409cm">
          <text:p text:style-name="P1"><text:span text:style-name="T7">Authentication</text:span></text:p>
          <text:p text:style-name="P1"><text:span text:style-name="T7">Server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55" draw:style-name="gr17" draw:text-style-name="P12" draw:layer="layout" svg:width="2.966cm" svg:height="2.282cm" svg:x="14.519cm" svg:y="4.017cm">
          <text:p text:style-name="P1"><text:span text:style-name="T6">Identity Provider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56" draw:style-name="gr17" draw:text-style-name="P12" draw:layer="layout" svg:width="2.966cm" svg:height="2.282cm" svg:x="14.519cm" svg:y="9.118cm">
          <text:p text:style-name="P1"><text:span text:style-name="T6">Auth Provider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57" draw:style-name="gr3" draw:text-style-name="P11" draw:layer="layout" svg:width="3.776cm" svg:height="1.958cm" svg:x="8.343cm" svg:y="9.355cm">
          <text:p text:style-name="P1"><text:span text:style-name="T6">PAM Responder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58" draw:style-name="gr15" draw:text-style-name="P18" draw:layer="layout" svg:width="3.358cm" svg:height="3.852cm" svg:x="0.497cm" svg:y="2.896cm">
          <text:p text:style-name="P1"><text:span text:style-name="T7">Client</text:span></text:p>
          <text:p text:style-name="P1"><text:span text:style-name="T7">“</text:span><text:span text:style-name="T7">id”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59" draw:style-name="gr15" draw:text-style-name="P18" draw:layer="layout" svg:width="3.358cm" svg:height="4.863cm" svg:x="0.497cm" svg:y="7.638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>Client</text:span></text:p>
          <text:p text:style-name="P1"><text:span text:style-name="T7">“</text:span><text:span text:style-name="T7">login”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60" draw:style-name="gr21" draw:text-style-name="P15" draw:layer="layout" svg:width="4.882cm" svg:height="4.246cm" draw:transform="rotate (-3.14159265358979) translate (8.343cm 8.53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61" draw:style-name="gr22" draw:text-style-name="P15" draw:layer="layout" svg:width="4.697cm" svg:height="0.687cm" svg:x="3.645cm" svg:y="9.6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3" draw:style-name="gr23" draw:text-style-name="P15" draw:layer="layout" svg:width="0.128cm" svg:height="0.651cm" svg:x="10.232cm" svg:y="5.2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4" draw:style-name="gr23" draw:text-style-name="P15" draw:layer="layout" svg:width="0.128cm" svg:height="0.651cm" draw:transform="rotate (-3.14159265358979) translate (10.361cm 9.35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65" draw:style-name="gr23" draw:text-style-name="P15" draw:layer="layout" svg:width="3.358cm" svg:height="0.13cm" svg:x="17.485cm" svg:y="5.1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6" draw:style-name="gr23" draw:text-style-name="P15" draw:layer="layout" svg:width="3.358cm" svg:height="0.075cm" svg:x="17.485cm" svg:y="10.2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7" draw:style-name="gr3" draw:text-style-name="P11" draw:layer="layout" svg:width="2.731cm" svg:height="1.057cm" svg:x="0.946cm" svg:y="3.095cm">
          <text:p text:style-name="P1"><text:span text:style-name="T6">nss_sss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62" draw:style-name="gr3" draw:text-style-name="P11" draw:layer="layout" svg:width="2.966cm" svg:height="1.057cm" svg:x="0.678cm" svg:y="9.118cm">
          <text:p text:style-name="P1"><text:span text:style-name="T6">pam_sss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68" draw:style-name="gr24" draw:text-style-name="P15" draw:layer="layout" svg:width="0.001cm" svg:height="11.79cm" svg:x="19.459cm" svg:y="1.5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9" draw:style-name="gr12" draw:text-style-name="P16" draw:layer="layout" svg:width="4.863cm" svg:height="0.77cm" draw:transform="rotate (-1.5707963267949) translate (20.387cm 5.471cm)">
          <text:p text:style-name="P5"><text:span text:style-name="T11">Network Bound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0" draw:style-name="gr23" draw:text-style-name="P15" draw:layer="layout" svg:width="2.731cm" svg:height="0.252cm" svg:x="11.609cm" svg:y="7.3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71" draw:style-name="gr23" draw:text-style-name="P15" draw:layer="layout" svg:width="2.397cm" svg:height="0.87cm" svg:x="12.12cm" svg:y="4.2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72" draw:style-name="gr23" draw:text-style-name="P15" draw:layer="layout" svg:width="2.397cm" svg:height="0.075cm" draw:transform="rotate (-3.14159265358979) translate (14.517cm 10.33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73" draw:style-name="gr19" draw:text-style-name="P22" draw:layer="layout" svg:width="1.141cm" svg:height="1.141cm" svg:x="5.238cm" svg:y="6.993cm">
          <text:p text:style-name="P1"><text:span text:style-name="T7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74" draw:style-name="gr19" draw:text-style-name="P22" draw:layer="layout" svg:width="1.141cm" svg:height="1.141cm" svg:x="8.716cm" svg:y="5.403cm">
          <text:p text:style-name="P1"><text:span text:style-name="T7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75" draw:style-name="gr19" draw:text-style-name="P22" draw:layer="layout" svg:width="1.141cm" svg:height="1.141cm" svg:x="12.885cm" svg:y="3.474cm">
          <text:p text:style-name="P1"><text:span text:style-name="T7">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76" draw:style-name="gr19" draw:text-style-name="P22" draw:layer="layout" svg:width="1.141cm" svg:height="1.141cm" svg:x="18.216cm" svg:y="4.017cm">
          <text:p text:style-name="P1"><text:span text:style-name="T7">4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77" draw:style-name="gr19" draw:text-style-name="P22" draw:layer="layout" svg:width="1.141cm" svg:height="1.141cm" svg:x="12.378cm" svg:y="6.301cm">
          <text:p text:style-name="P1"><text:span text:style-name="T7">5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78" draw:style-name="gr19" draw:text-style-name="P22" draw:layer="layout" svg:width="1.141cm" svg:height="1.141cm" svg:x="5cm" svg:y="10.259cm">
          <text:p text:style-name="P1"><text:span text:style-name="T7">6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79" draw:style-name="gr19" draw:text-style-name="P22" draw:layer="layout" svg:width="1.141cm" svg:height="1.141cm" svg:x="12.749cm" svg:y="10.433cm">
          <text:p text:style-name="P1"><text:span text:style-name="T7">7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80" draw:style-name="gr19" draw:text-style-name="P22" draw:layer="layout" svg:width="1.141cm" svg:height="1.057cm" svg:x="18.318cm" svg:y="10.433cm">
          <text:p text:style-name="P5"><text:span text:style-name="T7">8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81" draw:style-name="gr3" draw:text-style-name="P11" draw:layer="layout" svg:width="2.731cm" svg:height="1.057cm" svg:x="0.811cm" svg:y="7.918cm">
          <text:p text:style-name="P1"><text:span text:style-name="T6">nss_sss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Shape 383" draw:style-name="gr1" draw:layer="layout" svg:width="16.932cm" svg:height="9.524cm" svg:x="1.059cm" svg:y="1.905cm" draw:page-number="23" presentation:class="page"/>
          <draw:frame draw:name="Shape 38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enario: User Authentication 2/2" draw:style-name="dp1" draw:master-page-name="Title_20_and_20_body" presentation:presentation-page-layout-name="AL2T1">
        <draw:frame draw:name="Shape 386" presentation:style-name="pr4" draw:text-style-name="P6" draw:layer="layout" svg:width="22.859cm" svg:height="2.381cm" svg:x="1.27cm" svg:y="0.211cm" presentation:class="title" presentation:user-transformed="true">
          <draw:text-box>
            <text:p text:style-name="P5"><text:span text:style-name="T2">Scenario: User Authentication 2/2</text:span></text:p>
          </draw:text-box>
        </draw:frame>
        <draw:frame draw:name="Shape 387" presentation:style-name="pr5" draw:text-style-name="P9" draw:layer="layout" svg:width="22.859cm" svg:height="10.474cm" svg:x="1.27cm" svg:y="2.719cm" presentation:class="outline" presentation:user-transformed="true">
          <draw:text-box>
            <text:p text:style-name="P7"><text:span text:style-name="T3">User must be resolvable with id or getent passwd in order for authentication to succeed at all</text:span></text:p>
            <text:p text:style-name="P7"><text:span text:style-name="T3">Start with /var/log/secure to see what pam_sss returned</text:span></text:p>
            <text:p text:style-name="P7"><text:span text:style-name="T3">Then continue with the data flow</text:span></text:p>
            <text:p text:style-name="P8"><text:span text:style-name="T4">First enable the debugging in the PAM responder</text:span></text:p>
            <text:p text:style-name="P8"><text:span text:style-name="T4">Then in the domain section and the authentication helpers (krb5_child)</text:span></text:p>
            <text:p text:style-name="P8"><text:span text:style-name="T4">It may be useful to perform similar authentication request manually (kinit)</text:span></text:p>
            <text:p text:style-name="P7"><text:span text:style-name="T3">SSSD only handles PAM-based authentication. Some authentication methods (GSSAPI, public keys) bypass SSSD</text:span></text:p>
          </draw:text-box>
        </draw:frame>
        <presentation:notes draw:style-name="dp2">
          <draw:page-thumbnail draw:name="Shape 389" draw:style-name="gr1" draw:layer="layout" svg:width="16.932cm" svg:height="9.524cm" svg:x="1.059cm" svg:y="1.905cm" draw:page-number="24" presentation:class="page"/>
          <draw:frame draw:name="Shape 39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vanced Troubleshooting" draw:style-name="dp1" draw:master-page-name="Title_20_and_20_body" presentation:presentation-page-layout-name="AL2T1">
        <draw:frame draw:name="Shape 392" presentation:style-name="pr4" draw:text-style-name="P6" draw:layer="layout" svg:width="22.859cm" svg:height="2.381cm" svg:x="1.27cm" svg:y="0.211cm" presentation:class="title" presentation:user-transformed="true">
          <draw:text-box>
            <text:p text:style-name="P5"><text:span text:style-name="T2">Advanced Troubleshooting</text:span></text:p>
          </draw:text-box>
        </draw:frame>
        <draw:frame draw:name="Shape 393" presentation:style-name="pr5" draw:text-style-name="P9" draw:layer="layout" svg:width="22.859cm" svg:height="10.474cm" svg:x="1.27cm" svg:y="2.719cm" presentation:class="outline" presentation:user-transformed="true">
          <draw:text-box>
            <text:p text:style-name="P7"><text:span text:style-name="T3">debug_level can be changed on the fly with sss_debuglevel</text:span></text:p>
            <text:p text:style-name="P7"><text:span text:style-name="T3">Online/offline status can be changed as well</text:span></text:p>
            <text:p text:style-name="P8"><text:span text:style-name="T4">kill -USR1/-USR2 $(pidof sssd)</text:span></text:p>
            <text:p text:style-name="P8"><text:span text:style-name="T4">Useful if sssd switches to offline mode as a fallback</text:span></text:p>
            <text:p text:style-name="P7"><text:span text:style-name="T3">See troubleshooting document to see how to run SSSD together with valgrind or strace</text:span></text:p>
            <text:p text:style-name="P7"><text:span text:style-name="T3">Invalidate cache with sss_cache to make sure sssd reaches the back end and try to test while SSSD is not (yet) offline</text:span></text:p>
            <text:p text:style-name="P7"><text:span text:style-name="T3">Make sure to record times of lookups/authentication when performing tests</text:span></text:p>
            <text:p text:style-name="P8"><text:span text:style-name="T4">Very useful to cross-reference logs from different machines</text:span></text:p>
          </draw:text-box>
        </draw:frame>
        <presentation:notes draw:style-name="dp2">
          <draw:page-thumbnail draw:name="Shape 395" draw:style-name="gr1" draw:layer="layout" svg:width="16.932cm" svg:height="9.524cm" svg:x="1.059cm" svg:y="1.905cm" draw:page-number="25" presentation:class="page"/>
          <draw:frame draw:name="Shape 39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 PL UMing CN1" svg:font-family="'AR PL UMing CN'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</office:font-face-decls>
  <office:styles>
    <draw:fill-image draw:name="msFillBitmap_20_1" draw:display-name="msFillBitmap 1" xlink:href="Pictures/10000000000003520000024C1F287442.png" xlink:type="simple" xlink:show="embed" xlink:actuate="onLoad"/>
    <draw:fill-image draw:name="msFillBitmap_20_2" draw:display-name="msFillBitmap 2" xlink:href="Pictures/10000000000003520000024C1F287442.pn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draw:stroke-dash draw:name="Dashed_20__28_var_29__20_4" draw:display-name="Dashed (var) 4" draw:style="rect" draw:dots2="1" draw:dots2-length="0.212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bitmap" draw:fill-image-name="msFill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8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20_onl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1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2" style:family="presentation" style:parent-style-name="Title_20_only-subtitle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3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4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6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7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46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22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9" presentation:style-name="Mpr1" draw:text-style-name="MP5" draw:layer="backgroundobjects" svg:width="21.589cm" svg:height="4.951cm" svg:x="1.905cm" svg:y="2.171cm" presentation:class="title" presentation:user-transformed="true">
        <draw:text-box>
          <text:p/>
        </draw:text-box>
      </draw:frame>
      <draw:frame draw:name="Shape 10" presentation:style-name="Mpr2" draw:text-style-name="MP6" draw:layer="backgroundobjects" svg:width="21.589cm" svg:height="1.757cm" svg:x="1.905cm" svg:y="7.537cm" presentation:class="subtitle" presentation:user-transformed="true">
        <draw:text-box>
          <text:p/>
        </draw:text-box>
      </draw:frame>
      <draw:frame draw:name="Shape 11" presentation:style-name="Mpr3" draw:text-style-name="MP8" draw:layer="backgroundobjects" svg:width="1.523cm" svg:height="1.092cm" svg:x="23.769cm" svg:y="13.19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draw:name="Shape 12" draw:style-name="Mgr3" draw:text-style-name="MP9" draw:layer="backgroundobjects" svg:width="4.776cm" svg:height="1.757cm" svg:x="0cm" svg:y="0cm">
        <draw:image xlink:href="Pictures/100002010000013300000071D131FC44.png" xlink:type="simple" xlink:show="embed" xlink:actuate="onLoad">
          <text:p/>
        </draw:image>
      </draw:frame>
      <draw:frame draw:name="Shape 13" draw:style-name="Mgr3" draw:text-style-name="MP9" draw:layer="backgroundobjects" svg:width="8.541cm" svg:height="1.092cm" svg:x="16.439cm" svg:y="0.332cm">
        <draw:image xlink:href="Pictures/10000201000001F4000000404B1D087D.png" xlink:type="simple" xlink:show="embed" xlink:actuate="onLoad">
          <text:p/>
        </draw:image>
      </draw:frame>
      <draw:custom-shape draw:name="Shape 14" draw:style-name="Mgr4" draw:text-style-name="MP11" draw:layer="backgroundobjects" svg:width="14.7cm" svg:height="2.686cm" svg:x="0.181cm" svg:y="11.069cm">
        <text:p text:style-name="MP10"><text:span text:style-name="MT2">Martin Kosek &lt;mkosek@redhat.com&gt;</text:span></text:p>
        <text:p text:style-name="MP10"><text:span text:style-name="MT3">Supervisor, Identity Management Engineering</text:span></text:p>
        <text:p text:style-name="MP10"><text:span text:style-name="MT3">June 15, 2015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2">
      <draw:frame draw:name="Shape 16" presentation:style-name="Mpr6" draw:text-style-name="MP12" draw:layer="backgroundobjects" svg:width="22.859cm" svg:height="2.381cm" svg:x="1.27cm" svg:y="0.211cm" presentation:class="title" presentation:user-transformed="true">
        <draw:text-box>
          <text:p/>
        </draw:text-box>
      </draw:frame>
      <draw:frame draw:name="Shape 17" presentation:style-name="Title_20_and_20_body-outline1" draw:layer="backgroundobjects" svg:width="22.859cm" svg:height="10.474cm" svg:x="1.27cm" svg:y="2.719cm" presentation:class="outline" presentation:placeholder="true" presentation:user-transformed="true">
        <draw:text-box/>
      </draw:frame>
      <draw:frame draw:name="Shape 18" presentation:style-name="Mpr7" draw:text-style-name="MP8" draw:layer="backgroundobjects" svg:width="1.523cm" svg:height="1.092cm" svg:x="23.769cm" svg:y="13.19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custom-shape draw:name="Shape 19" draw:style-name="Mgr5" draw:text-style-name="MP11" draw:layer="backgroundobjects" svg:width="13.037cm" svg:height="0.847cm" svg:x="6.181cm" svg:y="13.32cm">
        <text:p text:style-name="MP13"><text:span text:style-name="MT4">Martin Kosek | Identity Management Tea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0" draw:style-name="Mgr3" draw:text-style-name="MP9" draw:layer="backgroundobjects" svg:width="3.415cm" svg:height="1.092cm" svg:x="0.211cm" svg:y="13.236cm">
        <draw:image xlink:href="Pictures/100002010000012C00000060B005B31E.png" xlink:type="simple" xlink:show="embed" xlink:actuate="onLoad">
          <text:p/>
        </draw:image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3">
      <draw:frame draw:name="Shape 29" presentation:style-name="Mpr10" draw:text-style-name="MP12" draw:layer="backgroundobjects" svg:width="22.859cm" svg:height="2.647cm" svg:x="1.27cm" svg:y="2.949cm" presentation:class="title" presentation:user-transformed="true">
        <draw:text-box>
          <text:p/>
        </draw:text-box>
      </draw:frame>
      <draw:frame draw:name="Shape 30" presentation:style-name="Mpr11" draw:text-style-name="MP8" draw:layer="backgroundobjects" svg:width="1.523cm" svg:height="1.092cm" svg:x="23.769cm" svg:y="13.19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draw:name="Shape 31" presentation:style-name="Mpr12" draw:text-style-name="MP6" draw:layer="backgroundobjects" svg:width="21.589cm" svg:height="1.619cm" svg:x="1.905cm" svg:y="5.775cm" presentation:class="sub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Shape 33" presentation:style-name="Mpr15" draw:text-style-name="MP8" draw:layer="backgroundobjects" svg:width="1.523cm" svg:height="1.092cm" svg:x="23.769cm" svg:y="13.19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63"/>
    <meta:generator>LibreOffice/4.4.5.2$Linux_X86_64 LibreOffice_project/40$Build-2</meta:generator>
  </office:meta>
</office:document-meta>
</file>